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DejaVu Sans Mono', monospac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lack-Lato" svg:font-family="Slack-Lato, Slack-Fractions, appleLogo, sans-serif"/>
    <style:font-face style:name="apple-system" svg:font-family="apple-system, BlinkMacSystemFont, 'Segoe UI', Roboto, Oxygen-Sans, Ubuntu, Cantarell, 'Helvetica Neue', sans-serif"/>
    <style:font-face style:name="apple-system1" svg:font-family="apple-system, system-ui, BlinkMacSystemFont, 'Segoe UI', Helvetica, Arial, sans-serif, 'Apple Color Emoji', 'Segoe UI Emoji', 'Segoe UI 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style:writing-mode="page"/>
    </style:style>
    <style:style style:name="Tableau2" style:family="table">
      <style:table-properties style:width="17cm" table:align="margins"/>
    </style:style>
    <style:style style:name="Tableau2.A" style:family="table-column">
      <style:table-column-properties style:column-width="2.628cm" style:rel-column-width="10131*"/>
    </style:style>
    <style:style style:name="Tableau2.C" style:family="table-column">
      <style:table-column-properties style:column-width="11.744cm" style:rel-column-width="45273*"/>
    </style:style>
    <style:style style:name="Tableau2.A1" style:family="table-cell">
      <style:table-cell-properties fo:padding="0cm" fo:border="none" style:writing-mode="pag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style:writing-mode="pag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style:writing-mode="pag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style:writing-mode="pag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style:writing-mode="page"/>
    </style:style>
    <style:style style:name="Tableau7" style:family="table">
      <style:table-properties style:width="17cm" table:align="margins"/>
    </style:style>
    <style:style style:name="Tableau7.A" style:family="table-column">
      <style:table-column-properties style:column-width="4.249cm" style:rel-column-width="16383*"/>
    </style:style>
    <style:style style:name="Tableau7.B" style:family="table-column">
      <style:table-column-properties style:column-width="4.251cm" style:rel-column-width="16384*"/>
    </style:style>
    <style:style style:name="Tableau7.A1" style:family="table-cell">
      <style:table-cell-properties fo:padding="0cm" fo:border="none" style:writing-mode="page"/>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style:writing-mode="pag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Standard">
      <style:text-properties officeooo:rsid="0009dec7" officeooo:paragraph-rsid="0009dec7"/>
    </style:style>
    <style:style style:name="P3" style:family="paragraph" style:parent-style-name="Text_20_body">
      <style:text-properties officeooo:rsid="0009dec7" officeooo:paragraph-rsid="00126287"/>
    </style:style>
    <style:style style:name="P4" style:family="paragraph" style:parent-style-name="Table_20_Contents">
      <style:text-properties officeooo:rsid="001c8fc7" officeooo:paragraph-rsid="001c8fc7"/>
    </style:style>
    <style:style style:name="P5" style:family="paragraph" style:parent-style-name="Table_20_Contents">
      <style:text-properties officeooo:rsid="001d1e4f" officeooo:paragraph-rsid="001d1e4f"/>
    </style:style>
    <style:style style:name="P6" style:family="paragraph" style:parent-style-name="Text_20_body">
      <style:text-properties officeooo:paragraph-rsid="0009dec7"/>
    </style:style>
    <style:style style:name="P7" style:family="paragraph" style:parent-style-name="Text_20_body">
      <style:text-properties fo:font-weight="normal" officeooo:rsid="00172fa5" officeooo:paragraph-rsid="00172fa5" style:font-weight-asian="normal" style:font-weight-complex="normal"/>
    </style:style>
    <style:style style:name="P8" style:family="paragraph" style:parent-style-name="Text_20_body">
      <style:text-properties officeooo:paragraph-rsid="000d6937"/>
    </style:style>
    <style:style style:name="P9" style:family="paragraph" style:parent-style-name="Text_20_body">
      <style:text-properties officeooo:rsid="000e8b29" officeooo:paragraph-rsid="000e8b29"/>
    </style:style>
    <style:style style:name="P10" style:family="paragraph" style:parent-style-name="Text_20_body">
      <style:text-properties officeooo:paragraph-rsid="00100a6d"/>
    </style:style>
    <style:style style:name="P11" style:family="paragraph" style:parent-style-name="Text_20_body">
      <style:text-properties officeooo:paragraph-rsid="0010c232"/>
    </style:style>
    <style:style style:name="P12" style:family="paragraph" style:parent-style-name="Text_20_body">
      <style:text-properties officeooo:paragraph-rsid="00126287"/>
    </style:style>
    <style:style style:name="P13" style:family="paragraph" style:parent-style-name="Text_20_body">
      <style:text-properties officeooo:rsid="0017e8ad" officeooo:paragraph-rsid="0017e8ad"/>
    </style:style>
    <style:style style:name="P14" style:family="paragraph" style:parent-style-name="Text_20_body">
      <style:text-properties officeooo:rsid="0019a469" officeooo:paragraph-rsid="0019a469"/>
    </style:style>
    <style:style style:name="P15" style:family="paragraph" style:parent-style-name="Text_20_body">
      <style:text-properties officeooo:rsid="001d8fbd" officeooo:paragraph-rsid="001d8fbd"/>
    </style:style>
    <style:style style:name="P16" style:family="paragraph" style:parent-style-name="Text_20_body">
      <style:text-properties fo:background-color="transparent"/>
    </style:style>
    <style:style style:name="P17" style:family="paragraph" style:parent-style-name="Text_20_body">
      <style:text-properties officeooo:rsid="001f201a" fo:background-color="transparent"/>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Text_20_body">
      <style:text-properties fo:font-variant="normal" fo:text-transform="none" fo:color="#1d1c1d" loext:opacity="100%" style:font-name="Slack-Lato" fo:font-size="11.25pt" fo:letter-spacing="normal" fo:font-style="normal" fo:font-weight="normal" officeooo:rsid="0013f6ed" officeooo:paragraph-rsid="000e8b29"/>
    </style:style>
    <style:style style:name="P20" style:family="paragraph" style:parent-style-name="Text_20_body">
      <style:text-properties fo:font-variant="normal" fo:text-transform="none" fo:color="#1d1c1d" loext:opacity="100%" style:font-name="Slack-Lato" fo:font-size="11.25pt" fo:letter-spacing="normal" fo:font-style="normal" fo:font-weight="normal" officeooo:rsid="00172fa5" officeooo:paragraph-rsid="00172fa5" style:font-weight-asian="normal" style:font-weight-complex="normal"/>
    </style:style>
    <style:style style:name="P21" style:family="paragraph" style:parent-style-name="Text_20_body">
      <style:text-properties style:use-window-font-color="true" loext:opacity="0%" officeooo:rsid="0017e8ad" officeooo:paragraph-rsid="0017e8ad" fo:background-color="#ffff00"/>
    </style:style>
    <style:style style:name="P22" style:family="paragraph" style:parent-style-name="Standard">
      <style:paragraph-properties style:line-height-at-least="0.344cm"/>
      <style:text-properties style:use-window-font-color="true" loext:opacity="0%" style:font-name="Liberation Sans" fo:font-size="12pt" fo:font-weight="normal" fo:background-color="transparent" style:font-size-asian="12pt" style:font-size-complex="12pt"/>
    </style:style>
    <style:style style:name="P23" style:family="paragraph" style:parent-style-name="Text_20_body">
      <style:paragraph-properties style:line-height-at-least="0.344cm"/>
      <style:text-properties style:use-window-font-color="true" loext:opacity="0%" style:font-name="Liberation Sans" fo:font-size="12pt" fo:font-weight="normal" officeooo:paragraph-rsid="0030537e" fo:background-color="transparent" style:font-size-asian="12pt" style:font-size-complex="12pt"/>
    </style:style>
    <style:style style:name="P24" style:family="paragraph" style:parent-style-name="Text_20_body">
      <style:text-properties style:use-window-font-color="true" loext:opacity="0%" style:font-name="Liberation Sans" fo:font-size="12pt" fo:background-color="transparent" style:font-size-asian="12pt" style:font-size-complex="12pt"/>
    </style:style>
    <style:style style:name="P25" style:family="paragraph" style:parent-style-name="Text_20_body">
      <style:text-properties fo:font-style="normal" officeooo:rsid="0019a469" officeooo:paragraph-rsid="0019a469" style:font-style-asian="normal" style:font-style-complex="normal"/>
    </style:style>
    <style:style style:name="P26" style:family="paragraph" style:parent-style-name="Text_20_body">
      <style:text-properties fo:font-style="normal" officeooo:rsid="0019a469" officeooo:paragraph-rsid="001aa8e5" style:font-style-asian="normal" style:font-style-complex="normal"/>
    </style:style>
    <style:style style:name="P27" style:family="paragraph" style:parent-style-name="Text_20_body">
      <style:text-properties fo:font-style="normal" officeooo:rsid="0019a469" officeooo:paragraph-rsid="001b72b1" style:font-style-asian="normal" style:font-style-complex="normal"/>
    </style:style>
    <style:style style:name="P28" style:family="paragraph" style:parent-style-name="Text_20_body">
      <style:text-properties fo:font-style="normal" officeooo:rsid="001b72b1" officeooo:paragraph-rsid="001b72b1" style:font-style-asian="normal" style:font-style-complex="normal"/>
    </style:style>
    <style:style style:name="P29" style:family="paragraph" style:parent-style-name="Standard">
      <style:paragraph-properties style:line-height-at-least="0.344cm"/>
      <style:text-properties fo:color="#ffffff" loext:opacity="100%" style:font-name="Liberation Sans" fo:font-size="6.75pt" fo:font-weight="normal" fo:background-color="#000000"/>
    </style:style>
    <style:style style:name="P30" style:family="paragraph" style:parent-style-name="Text_20_body">
      <style:text-properties officeooo:rsid="0024e799" officeooo:paragraph-rsid="0024e799"/>
    </style:style>
    <style:style style:name="P31" style:family="paragraph" style:parent-style-name="Text_20_body">
      <style:text-properties officeooo:rsid="0024e799" officeooo:paragraph-rsid="00270d9e"/>
    </style:style>
    <style:style style:name="P32" style:family="paragraph" style:parent-style-name="Text_20_body">
      <style:text-properties officeooo:rsid="00260368" officeooo:paragraph-rsid="00260368"/>
    </style:style>
    <style:style style:name="P33" style:family="paragraph" style:parent-style-name="Text_20_body">
      <style:text-properties officeooo:rsid="00294c8b" officeooo:paragraph-rsid="00294c8b"/>
    </style:style>
    <style:style style:name="P34" style:family="paragraph" style:parent-style-name="Text_20_body">
      <style:text-properties officeooo:rsid="002aabf7" officeooo:paragraph-rsid="002aabf7"/>
    </style:style>
    <style:style style:name="P35" style:family="paragraph" style:parent-style-name="Text_20_body">
      <style:text-properties officeooo:rsid="002caaf1" officeooo:paragraph-rsid="002caaf1"/>
    </style:style>
    <style:style style:name="P36" style:family="paragraph" style:parent-style-name="Heading_20_1" style:list-style-name="">
      <style:text-properties fo:font-variant="normal" fo:text-transform="none" fo:color="#1d1c1d" loext:opacity="100%" style:font-name="Liberation Sans" fo:font-size="18pt" fo:letter-spacing="normal" fo:font-style="normal" fo:font-weight="bold" officeooo:rsid="0013f6ed" style:font-size-asian="18pt" style:font-weight-asian="bold" style:font-size-complex="18pt" style:font-weight-complex="bold"/>
    </style:style>
    <style:style style:name="P37" style:family="paragraph" style:parent-style-name="Heading_20_1" style:list-style-name="">
      <style:paragraph-properties fo:break-before="page">
        <style:tab-stops/>
      </style:paragraph-properties>
      <style:text-properties officeooo:rsid="001f201a" officeooo:paragraph-rsid="001f201a"/>
    </style:style>
    <style:style style:name="P38" style:family="paragraph" style:parent-style-name="Heading_20_1">
      <style:paragraph-properties fo:break-before="page"/>
    </style:style>
    <style:style style:name="P39" style:family="paragraph" style:parent-style-name="Heading_20_2">
      <style:paragraph-properties fo:break-before="page"/>
    </style:style>
    <style:style style:name="P40" style:family="paragraph" style:parent-style-name="Table_20_Contents">
      <style:text-properties officeooo:rsid="005156ec" officeooo:paragraph-rsid="005156ec"/>
    </style:style>
    <style:style style:name="P41" style:family="paragraph" style:parent-style-name="Table_20_Contents">
      <style:text-properties officeooo:rsid="00515c02" officeooo:paragraph-rsid="00515c02"/>
    </style:style>
    <style:style style:name="P42" style:family="paragraph" style:parent-style-name="Table_20_Contents">
      <style:text-properties officeooo:paragraph-rsid="00515c02"/>
    </style:style>
    <style:style style:name="P43" style:family="paragraph" style:parent-style-name="Table_20_Contents">
      <style:paragraph-properties fo:margin-left="0cm" fo:margin-right="0cm" fo:orphans="2" fo:widows="2" fo:text-indent="0cm" style:auto-text-indent="false"/>
      <style:text-properties fo:font-variant="normal" fo:text-transform="none" fo:color="#2c3338" loext:opacity="100%" style:font-name="apple-system" fo:font-size="9.75pt" fo:letter-spacing="normal" fo:font-style="normal" fo:font-weight="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text-properties officeooo:paragraph-rsid="0010c232"/>
    </style:style>
    <style:style style:name="P46" style:family="paragraph" style:parent-style-name="Text_20_body">
      <style:text-properties officeooo:paragraph-rsid="0036073f"/>
    </style:style>
    <style:style style:name="P47" style:family="paragraph" style:parent-style-name="Text_20_body">
      <style:text-properties officeooo:rsid="00364743" officeooo:paragraph-rsid="00364743"/>
    </style:style>
    <style:style style:name="P48" style:family="paragraph" style:parent-style-name="Text_20_body">
      <style:text-properties officeooo:rsid="0040657d" officeooo:paragraph-rsid="0040657d"/>
    </style:style>
    <style:style style:name="P49" style:family="paragraph" style:parent-style-name="Text_20_body">
      <style:text-properties officeooo:paragraph-rsid="00446347"/>
    </style:style>
    <style:style style:name="P50" style:family="paragraph" style:parent-style-name="Text_20_body">
      <style:text-properties officeooo:paragraph-rsid="00457dda"/>
    </style:style>
    <style:style style:name="P51" style:family="paragraph" style:parent-style-name="Text_20_body">
      <style:text-properties officeooo:paragraph-rsid="00476e1c"/>
    </style:style>
    <style:style style:name="P52" style:family="paragraph" style:parent-style-name="Text_20_body" style:list-style-name="L1">
      <style:text-properties officeooo:paragraph-rsid="00476e1c"/>
    </style:style>
    <style:style style:name="P53" style:family="paragraph" style:parent-style-name="Text_20_body" style:list-style-name="L1">
      <style:text-properties officeooo:paragraph-rsid="0048332e"/>
    </style:style>
    <style:style style:name="P54" style:family="paragraph" style:parent-style-name="Text_20_body" style:list-style-name="L1">
      <style:text-properties officeooo:rsid="0048332e" officeooo:paragraph-rsid="0048332e"/>
    </style:style>
    <style:style style:name="P55" style:family="paragraph" style:parent-style-name="Text_20_body">
      <style:text-properties officeooo:paragraph-rsid="00485025"/>
    </style:style>
    <style:style style:name="P56" style:family="paragraph" style:parent-style-name="Text_20_body" style:list-style-name="L2">
      <style:text-properties fo:font-size="10pt" fo:font-weight="normal" officeooo:paragraph-rsid="00485025" style:font-size-asian="10pt" style:font-weight-asian="normal" style:font-size-complex="10pt" style:font-weight-complex="normal"/>
    </style:style>
    <style:style style:name="P57" style:family="paragraph" style:parent-style-name="Text_20_body" style:list-style-name="L2">
      <style:text-properties fo:font-variant="normal" fo:text-transform="none" fo:color="#3a3a3a" loext:opacity="100%" style:font-name="apple-system1" fo:font-size="10pt" fo:letter-spacing="normal" fo:font-style="normal" fo:font-weight="normal" officeooo:paragraph-rsid="00485025" style:font-size-asian="10pt" style:font-weight-asian="normal" style:font-size-complex="10pt" style:font-weight-complex="normal"/>
    </style:style>
    <style:style style:name="P58" style:family="paragraph" style:parent-style-name="Text_20_body">
      <style:text-properties style:use-window-font-color="true" loext:opacity="0%" fo:background-color="transparent"/>
    </style:style>
    <style:style style:name="P59" style:family="paragraph" style:parent-style-name="Text_20_body">
      <style:text-properties officeooo:rsid="005156ec" officeooo:paragraph-rsid="005156ec"/>
    </style:style>
    <style:style style:name="P60" style:family="paragraph" style:parent-style-name="Text_20_body">
      <style:text-properties officeooo:paragraph-rsid="0057dc9e"/>
    </style:style>
    <style:style style:name="P61" style:family="paragraph" style:parent-style-name="Text_20_body">
      <style:text-properties officeooo:rsid="005861dd" officeooo:paragraph-rsid="005861dd"/>
    </style:style>
    <style:style style:name="P62" style:family="paragraph" style:parent-style-name="Text_20_body">
      <style:text-properties officeooo:rsid="005a13d2" officeooo:paragraph-rsid="005a13d2"/>
    </style:style>
    <style:style style:name="T1" style:family="text">
      <style:text-properties officeooo:rsid="0009dec7"/>
    </style:style>
    <style:style style:name="T2" style:family="text">
      <style:text-properties fo:font-variant="normal" fo:text-transform="none" fo:color="#1d1c1d" loext:opacity="100%" style:font-name="Slack-Lato" fo:font-size="11.25pt" fo:letter-spacing="normal" fo:font-style="normal"/>
    </style:style>
    <style:style style:name="T3" style:family="text">
      <style:text-properties fo:font-variant="normal" fo:text-transform="none" fo:color="#1d1c1d" loext:opacity="100%" style:font-name="Slack-Lato" fo:font-size="11.25pt" fo:letter-spacing="normal" fo:font-style="normal" fo:font-weight="normal"/>
    </style:style>
    <style:style style:name="T4" style:family="text">
      <style:text-properties fo:font-variant="normal" fo:text-transform="none" fo:color="#1d1c1d" loext:opacity="100%" style:font-name="Slack-Lato" fo:font-size="11.25pt" fo:letter-spacing="normal" fo:font-style="normal" fo:font-weight="normal" officeooo:rsid="000e8b29"/>
    </style:style>
    <style:style style:name="T5" style:family="text">
      <style:text-properties fo:font-variant="normal" fo:text-transform="none" fo:color="#1d1c1d" loext:opacity="100%" style:font-name="Slack-Lato" fo:font-size="11.25pt" fo:letter-spacing="normal" fo:font-style="normal" fo:font-weight="normal" officeooo:rsid="0009dec7"/>
    </style:style>
    <style:style style:name="T6" style:family="text">
      <style:text-properties fo:font-variant="normal" fo:text-transform="none" fo:color="#1d1c1d" loext:opacity="100%" style:font-name="Slack-Lato" fo:font-size="11.25pt" fo:letter-spacing="normal" fo:font-style="normal" fo:font-weight="normal" officeooo:rsid="0010c232"/>
    </style:style>
    <style:style style:name="T7" style:family="text">
      <style:text-properties fo:font-variant="normal" fo:text-transform="none" fo:color="#1d1c1d" loext:opacity="100%" style:font-name="Slack-Lato" fo:font-size="11.25pt" fo:letter-spacing="normal" fo:font-style="normal" fo:font-weight="normal" officeooo:rsid="0013f6ed"/>
    </style:style>
    <style:style style:name="T8" style:family="text">
      <style:text-properties fo:font-variant="normal" fo:text-transform="none" fo:color="#1d1c1d" loext:opacity="100%" style:font-name="Slack-Lato" fo:font-size="11.25pt" fo:letter-spacing="normal" fo:font-style="normal" fo:font-weight="normal" officeooo:rsid="0028a589"/>
    </style:style>
    <style:style style:name="T9" style:family="text">
      <style:text-properties fo:font-variant="normal" fo:text-transform="none" fo:color="#1d1c1d" loext:opacity="100%" style:font-name="Slack-Lato" fo:font-size="11.25pt" fo:letter-spacing="normal" fo:font-style="normal" fo:font-weight="normal" officeooo:rsid="0033ba8a"/>
    </style:style>
    <style:style style:name="T10" style:family="text">
      <style:text-properties fo:font-variant="normal" fo:text-transform="none" fo:color="#1d1c1d" loext:opacity="100%" style:font-name="Slack-Lato" fo:font-size="11.25pt" fo:letter-spacing="normal" fo:font-style="normal" fo:font-weight="normal" officeooo:rsid="0034d72a"/>
    </style:style>
    <style:style style:name="T11" style:family="text">
      <style:text-properties fo:font-variant="normal" fo:text-transform="none" fo:color="#1d1c1d" loext:opacity="100%" style:font-name="Slack-Lato" fo:font-size="11.25pt" fo:letter-spacing="normal" fo:font-style="normal" fo:font-weight="normal" officeooo:rsid="0057dc9e"/>
    </style:style>
    <style:style style:name="T12" style:family="text">
      <style:text-properties fo:font-variant="normal" fo:text-transform="none" fo:color="#1d1c1d" loext:opacity="100%" style:font-name="Slack-Lato" fo:font-size="11.25pt" fo:letter-spacing="normal" fo:font-style="normal" officeooo:rsid="0010c232"/>
    </style:style>
    <style:style style:name="T13" style:family="text">
      <style:text-properties fo:font-variant="normal" fo:text-transform="none" fo:color="#1d1c1d" loext:opacity="100%" fo:letter-spacing="normal"/>
    </style:style>
    <style:style style:name="T14" style:family="text">
      <style:text-properties fo:font-variant="normal" fo:text-transform="none" fo:color="#1d1c1d" loext:opacity="100%" style:text-line-through-style="none" style:text-line-through-type="none" style:font-name="Slack-Lato" fo:font-size="11.25pt" fo:letter-spacing="normal" fo:font-style="normal" style:text-underline-style="none" fo:font-weight="normal" style:text-blinking="false"/>
    </style:style>
    <style:style style:name="T15" style:family="text">
      <style:text-properties fo:font-variant="normal" fo:text-transform="none" fo:color="#1d1c1d" loext:opacity="100%" style:font-name="Liberation Sans" fo:font-size="18pt" fo:letter-spacing="normal" fo:font-style="normal" fo:font-weight="bold" style:font-size-asian="18pt" style:font-weight-asian="bold" style:font-size-complex="18pt" style:font-weight-complex="bold"/>
    </style:style>
    <style:style style:name="T16" style:family="text">
      <style:text-properties fo:font-variant="normal" fo:text-transform="none" fo:color="#1d1c1d" loext:opacity="100%" style:font-name="Liberation Sans" fo:font-size="18pt" fo:letter-spacing="normal" fo:font-style="normal" fo:font-weight="bold" officeooo:rsid="0013f6ed" style:font-size-asian="18pt" style:font-weight-asian="bold" style:font-size-complex="18pt" style:font-weight-complex="bold"/>
    </style:style>
    <style:style style:name="T17" style:family="text">
      <style:text-properties fo:font-variant="normal" fo:text-transform="none" fo:color="#1d1c1d" loext:opacity="100%" style:font-name="Liberation Sans" fo:font-size="18pt" fo:letter-spacing="normal" fo:font-style="normal" fo:font-weight="bold" officeooo:rsid="0015c7b6" style:font-size-asian="18pt" style:font-weight-asian="bold" style:font-size-complex="18pt" style:font-weight-complex="bold"/>
    </style:style>
    <style:style style:name="T18" style:family="text">
      <style:text-properties fo:font-variant="normal" fo:text-transform="none" fo:color="#1d1c1d" loext:opacity="100%" style:font-name="Liberation Sans" fo:letter-spacing="normal" fo:font-style="normal"/>
    </style:style>
    <style:style style:name="T19" style:family="text">
      <style:text-properties fo:font-variant="normal" fo:text-transform="none" fo:color="#1d1c1d" loext:opacity="100%" style:font-name="Liberation Sans" fo:letter-spacing="normal" fo:font-style="normal" fo:font-weight="bold" style:font-weight-asian="bold" style:font-weight-complex="bold"/>
    </style:style>
    <style:style style:name="T20" style:family="text">
      <style:text-properties fo:font-variant="normal" fo:text-transform="none" fo:color="#1d1c1d" loext:opacity="100%" style:font-name="Liberation Sans" fo:letter-spacing="normal" fo:font-style="normal" fo:font-weight="bold" officeooo:rsid="0015c7b6" style:font-weight-asian="bold" style:font-weight-complex="bold"/>
    </style:style>
    <style:style style:name="T21" style:family="text">
      <style:text-properties fo:font-variant="normal" fo:text-transform="none" fo:color="#1d1c1d" loext:opacity="100%" style:font-name="Liberation Sans" fo:letter-spacing="normal" fo:font-style="normal" fo:font-weight="bold" officeooo:rsid="0017a382" style:font-weight-asian="bold" style:font-weight-complex="bold"/>
    </style:style>
    <style:style style:name="T22" style:family="text">
      <style:text-properties fo:font-variant="normal" fo:text-transform="none" style:text-line-through-style="none" style:text-line-through-type="none" style:font-name="Slack-Lato" fo:font-size="11.25pt" fo:letter-spacing="normal" fo:font-style="normal" style:text-underline-style="none" fo:font-weight="normal" style:text-blinking="false"/>
    </style:style>
    <style:style style:name="T23" style:family="text">
      <style:text-properties fo:font-variant="normal" fo:text-transform="none" fo:color="#3a3a3a" loext:opacity="100%" fo:letter-spacing="normal" fo:font-weight="bold" officeooo:rsid="00383251" style:font-weight-asian="bold" style:font-weight-complex="bold"/>
    </style:style>
    <style:style style:name="T24" style:family="text">
      <style:text-properties fo:font-variant="normal" fo:text-transform="none" fo:color="#3a3a3a" loext:opacity="100%" fo:letter-spacing="normal" officeooo:rsid="00383251"/>
    </style:style>
    <style:style style:name="T25" style:family="text">
      <style:text-properties fo:font-variant="normal" fo:text-transform="none" fo:color="#3a3a3a" loext:opacity="100%" style:font-name="apple-system1" fo:letter-spacing="normal" fo:font-style="normal" officeooo:rsid="00383251"/>
    </style:style>
    <style:style style:name="T26" style:family="text">
      <style:text-properties fo:font-variant="normal" fo:text-transform="none" fo:color="#1f1f1f" loext:opacity="100%" style:font-name="Noto Sans Mono" fo:font-size="8.25pt" fo:letter-spacing="normal" fo:font-style="normal" fo:font-weight="normal"/>
    </style:style>
    <style:style style:name="T27" style:family="text">
      <style:text-properties fo:font-variant="normal" fo:text-transform="none" fo:color="#1f1f1f" loext:opacity="100%" style:font-name="Noto Sans Mono" fo:font-size="8.25pt" fo:letter-spacing="normal" fo:font-style="normal" fo:font-weight="normal" officeooo:rsid="00556b4e"/>
    </style:style>
    <style:style style:name="T28" style:family="text">
      <style:text-properties officeooo:rsid="000d6937"/>
    </style:style>
    <style:style style:name="T29" style:family="text">
      <style:text-properties fo:font-style="normal" style:font-style-asian="normal" style:font-style-complex="normal"/>
    </style:style>
    <style:style style:name="T30" style:family="text">
      <style:text-properties fo:font-style="normal" officeooo:rsid="0019a469" style:font-style-asian="normal" style:font-style-complex="normal"/>
    </style:style>
    <style:style style:name="T31" style:family="text">
      <style:text-properties officeooo:rsid="0010c232"/>
    </style:style>
    <style:style style:name="T32" style:family="text">
      <style:text-properties officeooo:rsid="00126287"/>
    </style:style>
    <style:style style:name="T33" style:family="text">
      <style:text-properties officeooo:rsid="0015b51d"/>
    </style:style>
    <style:style style:name="T34" style:family="text">
      <style:text-properties style:use-window-font-color="true" loext:opacity="0%" fo:background-color="#ffff00" loext:char-shading-value="0"/>
    </style:style>
    <style:style style:name="T35" style:family="text">
      <style:text-properties officeooo:rsid="0019a469"/>
    </style:style>
    <style:style style:name="T36" style:family="text">
      <style:text-properties officeooo:rsid="001d8fbd"/>
    </style:style>
    <style:style style:name="T37" style:family="text">
      <style:text-properties officeooo:rsid="001db081"/>
    </style:style>
    <style:style style:name="T38" style:family="text">
      <style:text-properties officeooo:rsid="001f201a"/>
    </style:style>
    <style:style style:name="T39" style:family="text">
      <style:text-properties style:font-name="Liberation Sans"/>
    </style:style>
    <style:style style:name="T40" style:family="text">
      <style:text-properties style:font-name="Liberation Sans" officeooo:rsid="001f201a"/>
    </style:style>
    <style:style style:name="T41" style:family="text">
      <style:text-properties style:font-name="Liberation Sans" fo:background-color="transparent" loext:char-shading-value="0"/>
    </style:style>
    <style:style style:name="T42" style:family="text">
      <style:text-properties style:font-name="Liberation Sans" officeooo:rsid="001f201a" fo:background-color="transparent" loext:char-shading-value="0"/>
    </style:style>
    <style:style style:name="T43" style:family="text">
      <style:text-properties officeooo:rsid="001f201a" fo:background-color="transparent" loext:char-shading-value="0"/>
    </style:style>
    <style:style style:name="T44" style:family="text">
      <style:text-properties officeooo:rsid="0023220a" fo:background-color="transparent" loext:char-shading-value="0"/>
    </style:style>
    <style:style style:name="T45" style:family="text">
      <style:text-properties officeooo:rsid="0024402a"/>
    </style:style>
    <style:style style:name="T46" style:family="text">
      <style:text-properties officeooo:rsid="00270d9e"/>
    </style:style>
    <style:style style:name="T47" style:family="text">
      <style:text-properties officeooo:rsid="002b91e5"/>
    </style:style>
    <style:style style:name="T48" style:family="text">
      <style:text-properties officeooo:rsid="002caaf1"/>
    </style:style>
    <style:style style:name="T49" style:family="text">
      <style:text-properties officeooo:rsid="00302fda"/>
    </style:style>
    <style:style style:name="T50" style:family="text">
      <style:text-properties officeooo:rsid="0030537e"/>
    </style:style>
    <style:style style:name="T51" style:family="text">
      <style:text-properties officeooo:rsid="0036073f"/>
    </style:style>
    <style:style style:name="T52" style:family="text">
      <style:text-properties officeooo:rsid="00383251"/>
    </style:style>
    <style:style style:name="T53" style:family="text">
      <style:text-properties fo:font-weight="bold" style:font-weight-asian="bold" style:font-weight-complex="bold"/>
    </style:style>
    <style:style style:name="T54" style:family="text">
      <style:text-properties fo:font-weight="bold" officeooo:rsid="002caaf1" style:font-weight-asian="bold" style:font-weight-complex="bold"/>
    </style:style>
    <style:style style:name="T55" style:family="text">
      <style:text-properties fo:font-weight="bold" officeooo:rsid="003b77d7" style:font-weight-asian="bold" style:font-weight-complex="bold"/>
    </style:style>
    <style:style style:name="T56" style:family="text">
      <style:text-properties fo:font-weight="bold" officeooo:rsid="003d70aa" style:font-weight-asian="bold" style:font-weight-complex="bold"/>
    </style:style>
    <style:style style:name="T57" style:family="text">
      <style:text-properties fo:font-weight="bold" officeooo:rsid="003e5ac1" style:font-weight-asian="bold" style:font-weight-complex="bold"/>
    </style:style>
    <style:style style:name="T58" style:family="text">
      <style:text-properties fo:font-weight="bold" officeooo:rsid="003fd45a" style:font-weight-asian="bold" style:font-weight-complex="bold"/>
    </style:style>
    <style:style style:name="T59" style:family="text">
      <style:text-properties fo:font-weight="bold" officeooo:rsid="0040d446" style:font-weight-asian="bold" style:font-weight-complex="bold"/>
    </style:style>
    <style:style style:name="T60" style:family="text">
      <style:text-properties fo:font-weight="bold" officeooo:rsid="0042bfa6" style:font-weight-asian="bold" style:font-weight-complex="bold"/>
    </style:style>
    <style:style style:name="T61" style:family="text">
      <style:text-properties fo:font-weight="bold" officeooo:rsid="00383251" style:font-weight-asian="bold" style:font-weight-complex="bold"/>
    </style:style>
    <style:style style:name="T62" style:family="text">
      <style:text-properties officeooo:rsid="00457dda"/>
    </style:style>
    <style:style style:name="T63" style:family="text">
      <style:text-properties officeooo:rsid="0045bfac"/>
    </style:style>
    <style:style style:name="T64" style:family="text">
      <style:text-properties officeooo:rsid="00383251" style:font-weight-asian="bold" style:font-weight-complex="bold"/>
    </style:style>
    <style:style style:name="T65" style:family="text">
      <style:text-properties officeooo:rsid="005156ec"/>
    </style:style>
    <style:style style:name="T66" style:family="text">
      <style:text-properties officeooo:rsid="00515c02"/>
    </style:style>
    <style:style style:name="T67" style:family="text">
      <style:text-properties officeooo:rsid="0057dc9e"/>
    </style:style>
    <style:style style:name="T68" style:family="text">
      <style:text-properties officeooo:rsid="005a13d2"/>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URNAL DE BORD DB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106_223215351" text:style-name="Index_20_Link" text:visited-style-name="Index_20_Link">Identifiants<text:tab/>1</text:a></text:p>
          <text:p text:style-name="P1"><text:a xlink:type="simple" xlink:href="#__RefHeading___Toc108_223215351" text:style-name="Index_20_Link" text:visited-style-name="Index_20_Link">Liens Ressources Diverses<text:tab/>1</text:a></text:p>
          <text:p text:style-name="P1"><text:a xlink:type="simple" xlink:href="#__RefHeading___Toc445_1737579497" text:style-name="Index_20_Link" text:visited-style-name="Index_20_Link">D</text:a><text:a xlink:type="simple" xlink:href="#__RefHeading___Toc445_1737579497" text:style-name="Index_20_Link" text:visited-style-name="Index_20_Link">EBUG</text:a><text:a xlink:type="simple" xlink:href="#__RefHeading___Toc445_1737579497" text:style-name="Index_20_Link" text:visited-style-name="Index_20_Link"><text:tab/>3</text:a></text:p>
          <text:p text:style-name="P1"><text:a xlink:type="simple" xlink:href="#__RefHeading___Toc110_223215351" text:style-name="Index_20_Link" text:visited-style-name="Index_20_Link">C</text:a><text:a xlink:type="simple" xlink:href="#__RefHeading___Toc110_223215351" text:style-name="Index_20_Link" text:visited-style-name="Index_20_Link">ache</text:a><text:a xlink:type="simple" xlink:href="#__RefHeading___Toc110_223215351" text:style-name="Index_20_Link" text:visited-style-name="Index_20_Link"><text:tab/>4</text:a></text:p>
          <text:p text:style-name="P18"><text:a xlink:type="simple" xlink:href="#__RefHeading___Toc447_1737579497" text:style-name="Index_20_Link" text:visited-style-name="Index_20_Link">C</text:a><text:a xlink:type="simple" xlink:href="#__RefHeading___Toc447_1737579497" text:style-name="Index_20_Link" text:visited-style-name="Index_20_Link">loudf</text:a><text:a xlink:type="simple" xlink:href="#__RefHeading___Toc447_1737579497" text:style-name="Index_20_Link" text:visited-style-name="Index_20_Link">l</text:a><text:a xlink:type="simple" xlink:href="#__RefHeading___Toc447_1737579497" text:style-name="Index_20_Link" text:visited-style-name="Index_20_Link">are :</text:a><text:a xlink:type="simple" xlink:href="#__RefHeading___Toc447_1737579497" text:style-name="Index_20_Link" text:visited-style-name="Index_20_Link"><text:tab/>4</text:a></text:p>
          <text:p text:style-name="P18"><text:a xlink:type="simple" xlink:href="#__RefHeading___Toc449_1737579497" text:style-name="Index_20_Link" text:visited-style-name="Index_20_Link">WP ROCKET<text:tab/>4</text:a></text:p>
          <text:p text:style-name="P18"><text:a xlink:type="simple" xlink:href="#__RefHeading___Toc451_1737579497" text:style-name="Index_20_Link" text:visited-style-name="Index_20_Link">TIPS<text:tab/>4</text:a></text:p>
          <text:p text:style-name="P1"><text:a xlink:type="simple" xlink:href="#__RefHeading___Toc453_1737579497" text:style-name="Index_20_Link" text:visited-style-name="Index_20_Link">DEPLOIEMENT EN LOCAL<text:tab/>5</text:a></text:p>
          <text:p text:style-name="P18"><text:a xlink:type="simple" xlink:href="#__RefHeading___Toc455_1737579497" text:style-name="Index_20_Link" text:visited-style-name="Index_20_Link">Essai sur Mdev.armoireplus<text:tab/>5</text:a></text:p>
          <text:p text:style-name="P18"><text:a xlink:type="simple" xlink:href="#__RefHeading___Toc112_223215351" text:style-name="Index_20_Link" text:visited-style-name="Index_20_Link"><text:span text:style-name="T29">Essa</text:span></text:a><text:a xlink:type="simple" xlink:href="#__RefHeading___Toc112_223215351" text:style-name="Index_20_Link" text:visited-style-name="Index_20_Link"><text:span text:style-name="T29">i</text:span></text:a><text:a xlink:type="simple" xlink:href="#__RefHeading___Toc112_223215351" text:style-name="Index_20_Link" text:visited-style-name="Index_20_Link"><text:span text:style-name="T29"> sur armoireplus</text:span></text:a><text:a xlink:type="simple" xlink:href="#__RefHeading___Toc112_223215351" text:style-name="Index_20_Link" text:visited-style-name="Index_20_Link"><text:tab/>6</text:a></text:p>
        </text:index-body>
      </text:table-of-content>
      <text:p text:style-name="Text_20_body"/>
      <text:p text:style-name="P2"/>
      <text:h text:style-name="Heading_20_1" text:outline-level="1" text:is-list-header="true"><text:bookmark-start text:name="__RefHeading___Toc106_223215351"/>Identifiants<text:bookmark-end text:name="__RefHeading___Toc106_223215351"/></text:h>
      <text:p text:style-name="Text_20_body">- Filezilla : <text:s/><text:span text:style-name="T3">Ku11WOncyo*x!8ad</text:span></text:p>
      <text:p text:style-name="P3">- Armoireplus :</text:p>
      <text:p text:style-name="P12"><text:a xlink:type="simple" xlink:href="https://mdev.armoireplus.fr/connecter/" text:style-name="Internet_20_link" text:visited-style-name="Visited_20_Internet_20_Link"><text:span text:style-name="T1">https://mdev.armoireplus.fr/connecter/</text:span></text:a><text:span text:style-name="T1"> </text:span><text:span text:style-name="T3">8XWuwDMXKrJjncU%xCh#HImD</text:span><text:line-break/><text:a xlink:type="simple" xlink:href="mailto:lorlor@free.fr" text:style-name="Internet_20_link" text:visited-style-name="Visited_20_Internet_20_Link"><text:span text:style-name="T28">lorlor@free.fr</text:span></text:a></text:p>
      <text:p text:style-name="P12"><text:span text:style-name="T32">prod : </text:span><text:a xlink:type="simple" xlink:href="mailto:lorlor@free.fr" text:style-name="Internet_20_link" text:visited-style-name="Visited_20_Internet_20_Link"><text:span text:style-name="T32">lorlor@free.fr</text:span></text:a><text:span text:style-name="T32"> </text:span><text:span text:style-name="T3">!VstJs4y!l&amp;fcRBhD8AMtksk</text:span></text:p>
      <text:p text:style-name="P60"><text:span text:style-name="T1">- MonAtelierPro :</text:span></text:p>
      <text:p text:style-name="P60"><text:span text:style-name="T67">MDEV </text:span><text:span text:style-name="T33">lorlor </text:span><text:a xlink:type="simple" xlink:href="mailto:HqoXlNkKlOd%26BJ@MngTWrbe" text:style-name="Internet_20_link" text:visited-style-name="Visited_20_Internet_20_Link">HqoXlNkKlOd&amp;BJ@MngTWrbe</text:a><text:span text:style-name="T3">(</text:span></text:p>
      <text:p text:style-name="P60"><text:span text:style-name="T11">Prod lorlor </text:span><text:span text:style-name="T3">)B6r#KL9Sp48OS&amp;3yeV7qOTc</text:span></text:p>
      <text:p text:style-name="P6"><text:span text:style-name="T1">- Yith :</text:span><text:span text:style-name="T3"> </text:span><text:a xlink:type="simple" xlink:href="mailto:ndrouet@armoireplus.fr" office:target-frame-name="_blank" xlink:show="new" text:style-name="Internet_20_link" text:visited-style-name="Visited_20_Internet_20_Link">ndrouet@armoireplus.fr</text:a><text:span text:style-name="T22"> </text:span><text:a xlink:type="simple" xlink:href="mailto:Y2506@themes" text:style-name="Internet_20_link" text:visited-style-name="Visited_20_Internet_20_Link"><text:span text:style-name="T14">Y2506@themes</text:span></text:a></text:p>
      <text:p text:style-name="P8"><text:span text:style-name="T28">- ChatGPT : </text:span><text:span text:style-name="T3">mail : </text:span><text:a xlink:type="simple" xlink:href="mailto:contact@predimark.com" office:target-frame-name="_blank" xlink:show="new" text:style-name="Internet_20_link" text:visited-style-name="Visited_20_Internet_20_Link"><text:span text:style-name="T22">contact@predimark.com</text:span></text:a><text:span text:style-name="T13"> </text:span><text:span text:style-name="T3">mdp : Chatgpt!!</text:span></text:p>
      <text:p text:style-name="P10"><text:span text:style-name="T3">- </text:span><text:span text:style-name="T5">Réseau : </text:span><text:span text:style-name="T3">clereseaukeyyo</text:span></text:p>
      <text:p text:style-name="P8"><text:span text:style-name="T3">- </text:span><text:span text:style-name="T4">Doc de suivi fichiers Laure :</text:span><text:a xlink:type="simple" xlink:href="https://docs.google.com/spreadsheets/d/1w2-kxYBd-aF1qIahXpkqZV47e45wzzS2oc7OzhSwrMY/edit?gid=0#gid=0" text:style-name="Internet_20_link" text:visited-style-name="Visited_20_Internet_20_Link">https://docs.google.com/spreadsheets/d/1w2-kxYBd-aF1qIahXpkqZV47e45wzzS2oc7OzhSwrMY/edit?gid=0#gid=0</text:a></text:p>
      <text:p text:style-name="P11"><text:span text:style-name="T4">- </text:span><text:span text:style-name="T6">CloudFlare :</text:span></text:p>
      <text:p text:style-name="P11"><text:a xlink:type="simple" xlink:href="https://dash.cloudflare.com/login" text:style-name="Internet_20_link" text:visited-style-name="Visited_20_Internet_20_Link"><text:span text:style-name="T6">https://dash.cloudflare.com/login</text:span></text:a></text:p>
      <text:p text:style-name="P11"><text:a xlink:type="simple" xlink:href="mailto:ndrouet@armoireplus.fr" text:style-name="Internet_20_link" text:visited-style-name="Visited_20_Internet_20_Link">ndrouet@armoireplus.fr</text:a><text:span text:style-name="T6"> h=SIWatRlS+rO70u=i6h</text:span></text:p>
      <text:p text:style-name="P11"><text:span text:style-name="T6">- </text:span><text:span text:style-name="T8">En local : prod armoireplus : admin armoireplus</text:span></text:p>
      <text:p text:style-name="P11"><text:span text:style-name="T8">- </text:span><text:span text:style-name="T9">WooCommerce : </text:span><text:a xlink:type="simple" xlink:href="mailto:ndrouet@dba-armoires.fr" text:style-name="Internet_20_link" text:visited-style-name="Visited_20_Internet_20_Link">ndrouet@dba-armoires.fr</text:a><text:span text:style-name="T9"> Nd2506ap@Wo?<text:line-break/>- </text:span><text:a xlink:type="simple" xlink:href="https://wpspring.com/my-account/" text:style-name="Internet_20_link" text:visited-style-name="Visited_20_Internet_20_Link">https://wpspring.com/my-account/</text:a><text:span text:style-name="T9"> : <text:s/></text:span><text:a xlink:type="simple" xlink:href="mailto:W2506pSp@ring" text:style-name="Internet_20_link" text:visited-style-name="Visited_20_Internet_20_Link">W2506pSp@ring</text:a><text:span text:style-name="T9"> </text:span><text:span text:style-name="T10">ndrouet</text:span></text:p>
      <text:p text:style-name="P11"><text:soft-page-break/><text:span text:style-name="T9">- Codecanyon<text:line-break/>Nico313<text:line-break/>C2506@canyon</text:span></text:p>
      <text:h text:style-name="Heading_20_1" text:outline-level="1"><text:bookmark-start text:name="__RefHeading___Toc108_223215351"/>Liens Ressources Diverses<text:bookmark-end text:name="__RefHeading___Toc108_223215351"/></text:h>
      <text:p text:style-name="Text_20_body">- <text:span text:style-name="T31">Icones FA utilisées pour ArmoirePlus : https://legenda.8theme.com/shortcodes/icons/</text:span></text:p>
      <text:p text:style-name="P9"><text:span text:style-name="T3">- </text:span><text:span text:style-name="T7">Docs Hooks woocommerce : </text:span><text:a xlink:type="simple" xlink:href="https://www.businessbloomer.com/woocommerce-visual-hook-guide-single-product-page/" text:style-name="Internet_20_link" text:visited-style-name="Visited_20_Internet_20_Link">https://www.businessbloomer.com/woocommerce-visual-hook-guide-single-product-page/</text:a></text:p>
      <text:p text:style-name="P19"/>
      <text:h text:style-name="P36" text:outline-level="1"/>
      <text:h text:style-name="P37" text:outline-level="1"><text:bookmark-start text:name="__RefHeading___Toc445_1737579497"/><text:span text:style-name="T16">D</text:span><text:span text:style-name="T15">EBUG</text:span><text:bookmark-end text:name="__RefHeading___Toc445_1737579497"/></text:h>
      <text:h text:style-name="Heading_20_2" text:outline-level="2"/>
      <text:p text:style-name="Text_20_body">- Wp-config : <text:span text:style-name="T38">On peut mettre les variables à true, mais si on met display errors à true, il est possible qu’on voit bcp d’erreurs liées aux warning et aux </text:span><text:span text:style-name="T45">notices </text:span><text:span text:style-name="T38">ce qui rend le debug.log illisible.</text:span></text:p>
      <text:p text:style-name="Text_20_body">- <text:span text:style-name="T38">Il y a un plugin qui vise à n’afficher que certaines erreurs c’est</text:span><text:span text:style-name="T43"> <text:s/></text:span><text:span text:style-name="T44">Error Reporting</text:span></text:p>
      <text:p text:style-name="P17">- Pour utiliser le debug.log :</text:p>
      <text:p text:style-name="P16"><text:span text:style-name="T38"><text:tab/></text:span><text:span text:style-name="T40">1/ l’effacer du FTP concerné</text:span></text:p>
      <text:p text:style-name="Text_20_body"><text:span text:style-name="T41"><text:tab/></text:span><text:span text:style-name="T42">2/ copier son fichier modifié contenant </text:span><text:span text:style-name="Source_20_Text"><text:span text:style-name="T39">error_log(print_r("maclé</text:span></text:span><text:span text:style-name="Source_20_Text"><text:span text:style-name="T40">PourRetrouverMaVariable</text:span></text:span><text:span text:style-name="Source_20_Text"><text:span text:style-name="T39">: " . $maVariable, true));</text:span></text:span></text:p>
      <text:p text:style-name="Text_20_body"><text:span text:style-name="Source_20_Text"><text:span text:style-name="T39"><text:tab/></text:span></text:span><text:span text:style-name="Source_20_Text"><text:span text:style-name="T40">3/ Actualiser le navigateur puis FileZilla</text:span></text:span></text:p>
      <text:p text:style-name="Text_20_body"><text:span text:style-name="Source_20_Text"><text:span text:style-name="T40"><text:tab/>4/ Éditer le debug.log</text:span></text:span></text:p>
      <text:p text:style-name="P16"/>
      <text:p text:style-name="Text_20_body"/>
      <text:h text:style-name="P38" text:outline-level="1"><text:bookmark-start text:name="__RefHeading___Toc110_223215351"/><text:span text:style-name="T16">C</text:span><text:span text:style-name="T17">ache</text:span><text:bookmark-end text:name="__RefHeading___Toc110_223215351"/></text:h>
      <text:h text:style-name="Heading_20_2" text:outline-level="2"><text:bookmark-start text:name="__RefHeading___Toc447_1737579497"/><text:span text:style-name="T20">C</text:span><text:span text:style-name="T19">loudf</text:span><text:span text:style-name="T21">l</text:span><text:span text:style-name="T19">are : </text:span><text:bookmark-end text:name="__RefHeading___Toc447_1737579497"/></text:h>
      <text:p text:style-name="P7"><text:span text:style-name="T18">1/ aller sur </text:span><text:a xlink:type="simple" xlink:href="https://dash.cloudflare.com/login" text:style-name="Internet_20_link" text:visited-style-name="Visited_20_Internet_20_Link"><text:span text:style-name="T12">https://dash.cloudflare.com/login</text:span></text:a></text:p>
      <text:p text:style-name="P7"><text:span text:style-name="T12">2/ </text:span><text:span text:style-name="T2">Sites web → armoireplus →caching → configuration </text:span></text:p>
      <text:p text:style-name="P7"><text:span text:style-name="T2">3/ Cliquer sur « Personnaliser le vidage » puis spécifier le fichier en question, par exemple, </text:span><text:a xlink:type="simple" xlink:href="https://www.armoireplus.fr/wp-content/themes/legenda-child/style.css" text:style-name="Internet_20_link" text:visited-style-name="Visited_20_Internet_20_Link">https://www.armoireplus.fr/wp-content/themes/legenda-child/style.css</text:a></text:p>
      <text:p text:style-name="P20">4/ Vider.</text:p>
      <text:h text:style-name="Heading_20_2" text:outline-level="2" text:is-list-header="true"><text:bookmark-start text:name="__RefHeading___Toc449_1737579497"/>WP ROCKET<text:bookmark-end text:name="__RefHeading___Toc449_1737579497"/></text:h>
      <text:p text:style-name="P13">1/ Aller sur le tableau de bord du site</text:p>
      <text:p text:style-name="P13">2/ Cliquer sur « WP Rocket » → Purger le CSS utilisé</text:p>
      <text:p text:style-name="P13">3/ <text:span text:style-name="T34">Ne pas faire « Vider et précharger le cache » =&gt; lenteur pour recharger toutes les données ds le cache, à faire rarement</text:span></text:p>
      <text:p text:style-name="P21"/>
      <text:h text:style-name="Heading_20_2" text:outline-level="2"><text:bookmark-start text:name="__RefHeading___Toc451_1737579497"/>TIPS<text:bookmark-end text:name="__RefHeading___Toc451_1737579497"/></text:h>
      <text:p text:style-name="Text_20_body">- <text:span text:style-name="T36">En local, désactiver WP Rocket</text:span></text:p>
      <text:p text:style-name="Text_20_body">- <text:span text:style-name="T37">Commande pour effacer des données DNS liées à l’IP (pas bien compris) : sudo systemctl restart systemd-resolved</text:span></text:p>
      <text:h text:style-name="P38" text:outline-level="1"><text:bookmark-start text:name="__RefHeading___Toc453_1737579497"/>DEPLOIEMENT EN LOCAL<text:bookmark-end text:name="__RefHeading___Toc453_1737579497"/></text:h>
      <text:p text:style-name="Text_20_body"/>
      <text:h text:style-name="Heading_20_2" text:outline-level="2"><text:bookmark-start text:name="__RefHeading___Toc455_1737579497"/>Essa<text:span text:style-name="T35">i</text:span> sur Mdev.armoireplus<text:bookmark-end text:name="__RefHeading___Toc455_1737579497"/></text:h>
      <text:p text:style-name="Text_20_body"/>
      <text:p text:style-name="P14">1/ Copier le dossier du site sur /<text:span text:style-name="T29">var/www/html/mdev.armoireplus</text:span></text:p>
      <text:p text:style-name="P25">2/ Importer la BDD via sql :</text:p>
      <table:table table:name="Tableau1" table:style-name="Tableau1">
        <table:table-column table:style-name="Tableau1.A"/>
        <table:table-row>
          <table:table-cell table:style-name="Tableau1.A1" office:value-type="string">
            <text:p text:style-name="Table_20_Contents">mysql -u lorlor -p armoireplus &lt; /home/lor/Bureau/backupArmoirePlus/databases/armoireplus_1/backup_sqldump_2409041130.sql</text:p>
          </table:table-cell>
        </table:table-row>
      </table:table>
      <text:p text:style-name="P25"/>
      <text:p text:style-name="P26">NB : si nécessaire, ligne à rajouter dans php.ini pour allouer plus de place pour les BDD en mémoire : </text:p>
      <text:p text:style-name="P28">3/ Réécriture des URL : à retester </text:p>
      <table:table table:name="Tableau2" table:style-name="Tableau2">
        <table:table-column table:style-name="Tableau2.A" table:number-columns-repeated="2"/>
        <table:table-column table:style-name="Tableau2.C"/>
        <table:table-row>
          <table:table-cell table:style-name="Tableau2.A1" office:value-type="string">
            <text:p text:style-name="P4">Table</text:p>
          </table:table-cell>
          <table:table-cell table:style-name="Tableau2.A1" office:value-type="string">
            <text:p text:style-name="P5">Champ</text:p>
          </table:table-cell>
          <table:table-cell table:style-name="Tableau2.A1" office:value-type="string">
            <text:p text:style-name="P4">Requête SQL</text:p>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
      <text:p text:style-name="P27"/>
      <text:p text:style-name="P15"><text:span text:style-name="T30">4/ </text:span><text:span text:style-name="T29">Vérifier le .htaccess permet la réécriture</text:span></text:p>
      <table:table table:name="Tableau3" table:style-name="Tableau3">
        <table:table-column table:style-name="Tableau3.A"/>
        <table:table-row>
          <table:table-cell table:style-name="Tableau3.A1" office:value-type="string">
            <text:p text:style-name="Table_20_Contents"># BEGIN WordPress</text:p>
            <text:p text:style-name="Table_20_Contents"># Les directives (lignes) entre « BEGIN WordPress » et « END WordPress » sont générées</text:p>
            <text:p text:style-name="Table_20_Contents"># dynamiquement, et doivent être modifiées uniquement via les filtres WordPress.</text:p>
            <text:p text:style-name="Table_20_Contents"># Toute modification des directives situées entre ces marqueurs sera surchargée.</text:p>
            <text:p text:style-name="Table_20_Contents">&lt;IfModule mod_rewrite.c&gt;</text:p>
            <text:p text:style-name="Table_20_Contents">RewriteEngine On</text:p>
            <text:p text:style-name="Table_20_Contents">RewriteRule .* - [E=HTTP_AUTHORIZATION:%{HTTP:Authorization}]</text:p>
            <text:p text:style-name="Table_20_Contents">RewriteBase /mdev.armoireplus.fr/</text:p>
            <text:p text:style-name="Table_20_Contents">RewriteRule ^index\.php$ - [L]</text:p>
            <text:p text:style-name="Table_20_Contents">RewriteCond %{REQUEST_FILENAME} !-f</text:p>
            <text:p text:style-name="Table_20_Contents">RewriteCond %{REQUEST_FILENAME} !-d</text:p>
            <text:p text:style-name="Table_20_Contents">RewriteRule . /mdev.armoireplus.fr/index.php [L]</text:p>
            <text:p text:style-name="Table_20_Contents">&lt;/IfModule&gt;</text:p>
            <text:p text:style-name="Table_20_Contents"/>
            <text:p text:style-name="Table_20_Contents"># END WordPress</text:p>
          </table:table-cell>
        </table:table-row>
      </table:table>
      <text:h text:style-name="Heading_20_2" text:outline-level="2" text:is-list-header="true"><text:bookmark-start text:name="__RefHeading___Toc112_223215351"/><text:span text:style-name="T29">Essa</text:span><text:span text:style-name="T30">i</text:span><text:span text:style-name="T29"> sur armoireplus</text:span><text:bookmark-end text:name="__RefHeading___Toc112_223215351"/></text:h>
      <text:p text:style-name="P44"/>
      <text:p text:style-name="P44"/>
      <text:h text:style-name="P38" text:outline-level="1">SURCHARGER UNE FONCTION DU THEME PARENT</text:h>
      <text:p text:style-name="Text_20_body"/>
      <text:h text:style-name="Heading_20_2" text:outline-level="2">Vérifier si la <text:span text:style-name="T46">fonction</text:span> est attachée à un hook ou pas</text:h>
      <text:p text:style-name="P30">A/ Attachée à un hook filter :</text:p>
      <text:p text:style-name="P32">- désactiver le hook ds le theme enfant</text:p>
      <table:table table:name="Tableau4" table:style-name="Tableau4">
        <table:table-column table:style-name="Tableau4.A"/>
        <table:table-row>
          <table:table-cell table:style-name="Tableau4.A1" office:value-type="string">
            <text:p text:style-name="Table_20_Contents">function remove_flatsome_sale_flash_filter() {</text:p>
            <text:p text:style-name="Table_20_Contents"><text:s text:c="4"/>remove_filter( 'flatsome_product_labels', 'flatsome_sale_flash', 10 );</text:p>
            <text:p text:style-name="Table_20_Contents">}</text:p>
            <text:p text:style-name="Table_20_Contents">add_action( 'init', 'remove_flatsome_sale_flash_filter' );</text:p>
          </table:table-cell>
        </table:table-row>
      </table:table>
      <text:p text:style-name="P32"/>
      <text:p text:style-name="P31">- <text:span text:style-name="T46">Ajouter sa propre version de la <text:s/>fonction :</text:span></text:p>
      <table:table table:name="Tableau5" table:style-name="Tableau5">
        <table:table-column table:style-name="Tableau5.A"/>
        <table:table-row>
          <table:table-cell table:style-name="Tableau5.A1" office:value-type="string">
            <text:p text:style-name="Table_20_Contents">function my_custom_flatsome_sale_flash( $text, $post, $_product, $badge_style ) {</text:p>
            <text:p text:style-name="Table_20_Contents"><text:s text:c="4"/>global $wc_cpdf;</text:p>
            <text:p text:style-name="Table_20_Contents"/>
            <text:p text:style-name="Table_20_Contents"><text:s text:c="4"/>// Vérification de l'objet global $wc_cpdf</text:p>
            <text:p text:style-name="Table_20_Contents"><text:s text:c="4"/>if ( ! is_a( $wc_cpdf, 'WC_Product_Data_Fields' ) ) {</text:p>
            <text:p text:style-name="Table_20_Contents"><text:s text:c="8"/>return $text;</text:p>
            <text:p text:style-name="Table_20_Contents"><text:s text:c="4"/>}</text:p>
            <text:p text:style-name="Table_20_Contents"/>
            <text:p text:style-name="Table_20_Contents"><text:s text:c="4"/>// Vérifie si le produit a l'attribut '_bubble_new'</text:p>
            <text:p text:style-name="Table_20_Contents"><text:s text:c="4"/>if ( $wc_cpdf-&gt;get_value( get_the_ID(), '_bubble_new' ) ) {</text:p>
            <text:p text:style-name="Table_20_Contents"/>
            <text:p text:style-name="Table_20_Contents"><text:s text:c="8"/>// Récupère le texte de la bulle ou "New" par défaut</text:p>
            <text:p text:style-name="Table_20_Contents"><text:s text:c="8"/>$bubble_text = $wc_cpdf-&gt;get_value( get_the_ID(), '_bubble_text' ) </text:p>
            <text:p text:style-name="Table_20_Contents"><text:s text:c="8"/>? $wc_cpdf-&gt;get_value( get_the_ID(), '_bubble_text' ) </text:p>
            <text:p text:style-name="Table_20_Contents"><text:s text:c="8"/>: __( 'New', 'flatsome' );</text:p>
            <text:p text:style-name="Table_20_Contents"/>
            <text:p text:style-name="Table_20_Contents"><text:s text:c="8"/>// Ajoute une bulle personnalisée avec du texte</text:p>
            <text:p text:style-name="Table_20_Contents"><text:s text:c="8"/>$text .= '&lt;div class="badge callout badge-' . esc_attr( $badge_style ) . '"&gt;&lt;div class="badge-inner callout-new-bg is-small new-bubble"&gt;' . esc_html( $bubble_text ) . '&lt;/div&gt;&lt;/div&gt;';</text:p>
            <text:p text:style-name="Table_20_Contents"><text:s text:c="4"/>}</text:p>
            <text:p text:style-name="Table_20_Contents"/>
            <text:p text:style-name="Table_20_Contents"><text:s text:c="4"/>return $text;</text:p>
            <text:p text:style-name="Table_20_Contents">}</text:p>
          </table:table-cell>
        </table:table-row>
      </table:table>
      <text:p text:style-name="P31"/>
      <text:p text:style-name="P31">- <text:span text:style-name="T46">Réassocier le filtre :</text:span></text:p>
      <table:table table:name="Tableau6" table:style-name="Tableau6">
        <table:table-column table:style-name="Tableau6.A"/>
        <table:table-row>
          <table:table-cell table:style-name="Tableau6.A1" office:value-type="string">
            <text:p text:style-name="Table_20_Contents">add_filter( 'flatsome_product_labels', 'my_custom_flatsome_sale_flash', 10, 4 );</text:p>
          </table:table-cell>
        </table:table-row>
      </table:table>
      <text:p text:style-name="P31"/>
      <text:h text:style-name="P38" text:outline-level="1">MISE A JOUR DE SITES</text:h>
      <text:p text:style-name="Text_20_body"/>
      <text:h text:style-name="Heading_20_2" text:outline-level="2">Verification à faire sur MonAtelierPro sur prod puis dev</text:h>
      <text:p text:style-name="P33">Tests manuels : faire une commande et passer son statu<text:span text:style-name="T49">t</text:span> en attente, en cours terminé, revenir en arrière.</text:p>
      <text:p text:style-name="P33">Ccréer un compte client, aller sur le comtpe admin</text:p>
      <text:p text:style-name="P33">Voir les commandes côté backoffice et noter les bugs</text:p>
      <text:p text:style-name="P33"/>
      <text:h text:style-name="Heading_20_2" text:outline-level="2">Problème avec Yith-product-addon</text:h>
      <text:p text:style-name="P33">liés à la dernière màjour, les options ont sauté</text:p>
      <text:p text:style-name="P33">cf ticket Avril 2024 <text:span text:style-name="T47">Product form V3 to V4</text:span></text:p>
      <text:p text:style-name="P34">Attention nça va se reproduire avec DBA</text:p>
      <text:p text:style-name="P34"/>
      <text:h text:style-name="Heading_20_2" text:outline-level="2">Ordre des étapes à suivre pour une mise à jour </text:h>
      <text:p text:style-name="Text_20_body">→ <text:span text:style-name="T48">mettre le prod en « mode maintenance », l’utilisateur pourra consulter le site grâce aux pages mises en cache et les autres auront le message de maintenance.</text:span></text:p>
      <text:p text:style-name="Text_20_body">→ <text:span text:style-name="T48">sauvegarder le site</text:span></text:p>
      <text:p text:style-name="P49">→ <text:span text:style-name="T54">faire les mises à jour </text:span><text:span text:style-name="T55">dans cet ordre</text:span><text:span text:style-name="T54"> </text:span></text:p>
      <text:p text:style-name="P49"><text:span text:style-name="T54">1/WP 2/ WooCommerce 3/ thème </text:span><text:span text:style-name="T58">puis </text:span><text:span text:style-name="T54">plugins <text:s/></text:span><text:span text:style-name="T56">NB si WC le nécessite, màj le thème </text:span><text:span text:style-name="T57">(cf WooCommerce→Etat→ Tt en bas on a les fichiers obsolètes, attention s’ils sont ds le theme enfant)</text:span></text:p>
      <text:p text:style-name="P48"><text:span text:style-name="T57">S</text:span><text:span text:style-name="T53">i </text:span><text:span text:style-name="T59">le plugin est gratuit et de WP, on le télécharge, </text:span><text:span text:style-name="T53">on met à jour le plugin à la main en copiant direct </text:span><text:span text:style-name="T60">sur </text:span><text:span text:style-name="T53">le ftp :</text:span></text:p>
      <text:p text:style-name="P48"><text:span text:style-name="T53">1/ faire une sauvegarde du plugin</text:span></text:p>
      <text:p text:style-name="P48"><text:span text:style-name="T53">2/ copier la dernière version</text:span></text:p>
      <text:p text:style-name="Text_20_body">→ <text:span text:style-name="T48">vérifier</text:span></text:p>
      <text:p text:style-name="Text_20_body">→ <text:span text:style-name="T48">enlever la maintenance</text:span></text:p>
      <text:p text:style-name="Text_20_body"/>
      <text:h text:style-name="Heading_20_2" text:outline-level="2">Trucs en général</text:h>
      <text:p text:style-name="Text_20_body">→ <text:span text:style-name="T51">faire les màj 1X/trimestre environ</text:span></text:p>
      <text:p text:style-name="Text_20_body">→ <text:span text:style-name="T51">ne pas prendre les màj se finissant par 0 car pas éprouvées</text:span></text:p>
      <text:p text:style-name="Text_20_body"><text:soft-page-break/>→ <text:span text:style-name="T51">attendre si possible 1 à 2 sem pour màj les plugins dépendant de WooCommerce après avoir mis ce dernier à jour</text:span></text:p>
      <text:p text:style-name="P46">→ <text:span text:style-name="T51">sur le site de WooCommerce, aller sur « Abonnements » pour voir les plugins auxquels on a souscrit</text:span></text:p>
      <text:p text:style-name="P46"><text:span text:style-name="T51">→ parcourir les détails des màj *</text:span></text:p>
      <text:p text:style-name="P50">→ <text:span text:style-name="T52">pour les plugins , plusieurs sources : </text:span></text:p>
      <text:p text:style-name="P51"><text:span text:style-name="T61">WooCommerce</text:span><text:span text:style-name="T52"> </text:span><text:span text:style-name="T63">== </text:span></text:p>
      <text:list xml:id="list445543085" text:style-name="L1">
        <text:list-item>
          <text:p text:style-name="P52"><text:span text:style-name="T63">wc-zapier ;</text:span></text:p>
        </text:list-item>
        <text:list-item>
          <text:p text:style-name="P54"/>
        </text:list-item>
        <text:list-item>
          <text:p text:style-name="P54"/>
        </text:list-item>
        <text:list-item>
          <text:p text:style-name="P53"/>
        </text:list-item>
      </text:list>
      <text:p text:style-name="P55"><text:span text:style-name="T61">CodeCanyon</text:span><text:span text:style-name="T52"> </text:span><text:span text:style-name="T62">== WC-show-variations-as-single-product ;</text:span><text:span text:style-name="T52"><text:line-break/></text:span><text:span text:style-name="T61">WpSpring </text:span><text:span text:style-name="T23"> </text:span></text:p>
      <text:list xml:id="list423317042" text:style-name="L2">
        <text:list-item>
          <text:p text:style-name="P56"><text:span text:style-name="T25">Google Product Feed Version 11.0.13</text:span></text:p>
        </text:list-item>
        <text:list-item>
          <text:p text:style-name="P56"><text:span text:style-name="T25">Table Rate Shipping</text:span></text:p>
        </text:list-item>
        <text:list-item>
          <text:p text:style-name="P57"><text:span text:style-name="T52">WooCommerce Cost of Goods Version 2.13.1</text:span></text:p>
        </text:list-item>
        <text:list-item>
          <text:p text:style-name="P57"><text:span text:style-name="T52">Product CSV Import Suite Version 1.10.73</text:span></text:p>
        </text:list-item>
        <text:list-item>
          <text:p text:style-name="P57"><text:span text:style-name="T64">Variation Swatches and Photos Version 3.1.10</text:span></text:p>
        </text:list-item>
      </text:list>
      <text:h text:style-name="Heading_20_2" text:outline-level="2">Mettre en maintenance MAP</text:h>
      <text:p text:style-name="P47">Theme→ Advanced → Maintenance → Cocher « Enable Maintenance »</text:p>
      <text:h text:style-name="P38" text:outline-level="1">Mon Atelier Pro</text:h>
      <text:p text:style-name="P35"/>
      <text:h text:style-name="Heading_20_2" text:outline-level="2">Trucs en vrac</text:h>
      <text:p text:style-name="P35">Le suivi des commandes factures devis a été fait avec Dolibarr mais le tableau de suivi dans WP tend à le remplacer.</text:p>
      <text:p text:style-name="P35">Manque une fonctionnalité pour créer un produit custom</text:p>
      <text:p text:style-name="P33"/>
      <text:h text:style-name="P38" text:outline-level="1">WOOCOMMERCE</text:h>
      <text:p text:style-name="Text_20_body"/>
      <text:h text:style-name="Heading_20_2" text:outline-level="2">Hooks d’action utiles :</text:h>
      <text:p text:style-name="P24">- <text:span text:style-name="T50">se raccrocher à la page produit :</text:span></text:p>
      <text:p text:style-name="P22">add_action( 'woocommerce_before_single_product', 'custom_check_product_shipping_class' );</text:p>
      <text:p text:style-name="P22"/>
      <text:p text:style-name="P23">- <text:span text:style-name="T50">se raccrocher à la page produit :</text:span></text:p>
      <text:p text:style-name="P22">add_action( 'woocommerce_before_shop_loop_item', 'custom_check_product_shipping_class' );</text:p>
      <text:p text:style-name="P29"/>
      <text:p text:style-name="P58"/>
      <text:h text:style-name="P38" text:outline-level="1">BUGS DECELES</text:h>
      <text:p text:style-name="Text_20_body"/>
      <text:p text:style-name="P59">L’option couleur est pas à la bonne taille selon les produits</text:p>
      <table:table table:name="Tableau7" table:style-name="Tableau7">
        <table:table-column table:style-name="Tableau7.A"/>
        <table:table-column table:style-name="Tableau7.B" table:number-columns-repeated="2"/>
        <table:table-column table:style-name="Tableau7.A"/>
        <table:table-row>
          <table:table-cell table:style-name="Tableau7.A1" office:value-type="string">
            <text:p text:style-name="Table_20_Contents"/>
          </table:table-cell>
          <table:table-cell table:style-name="Tableau7.A1" office:value-type="string">
            <text:p text:style-name="P40"/>
          </table:table-cell>
          <table:table-cell table:style-name="Tableau7.A1" office:value-type="string">
            <text:p text:style-name="P41">Conteneur des pastilles de couleur sur prod</text:p>
          </table:table-cell>
          <table:table-cell table:style-name="Tableau7.A1" office:value-type="string">
            <text:p text:style-name="P41">Conteneur des pastilles de couleur sur dev</text:p>
          </table:table-cell>
        </table:table-row>
        <table:table-row>
          <table:table-cell table:style-name="Tableau7.A1" office:value-type="string">
            <text:p text:style-name="Table_20_Contents">https://mdev.monatelierpro.fr/boutique/produit/armoire-mobile-tablettes-smartphone/</text:p>
          </table:table-cell>
          <table:table-cell table:style-name="Tableau7.A1" office:value-type="string">
            <text:p text:style-name="P40">ok</text:p>
          </table:table-cell>
          <table:table-cell table:style-name="Tableau7.A1" office:value-type="string">
            <text:p text:style-name="P40"/>
          </table:table-cell>
          <table:table-cell table:style-name="Tableau7.A1" office:value-type="string">
            <text:p text:style-name="P40"/>
          </table:table-cell>
        </table:table-row>
        <table:table-row>
          <table:table-cell table:style-name="Tableau7.A1" office:value-type="string">
            <text:p text:style-name="Table_20_Contents">https://mdev.monatelierpro.fr/boutique/produit/armoire-surete-hautes-2-portes-300-litres-trionyx-traz300/</text:p>
          </table:table-cell>
          <table:table-cell table:style-name="Tableau7.A1" office:value-type="string">
            <text:p text:style-name="P40">Couleur trop petite</text:p>
          </table:table-cell>
          <table:table-cell table:style-name="Tableau7.A1" office:value-type="string">
            <text:p text:style-name="P40"><text:span text:style-name="T26">class="options default-closed per-row-4 grid"</text:span></text:p>
          </table:table-cell>
          <table:table-cell table:style-name="Tableau7.A1" office:value-type="string">
            <text:p text:style-name="P40"><text:span text:style-name="T26">class="options per-row-4 grid"</text:span></text:p>
            <text:p text:style-name="P40"><text:span text:style-name="T26">style=" display: grid; justify-content: start; grid-template-columns: repeat(4, minmax(0, 2.5%) ); gap: 10px; "</text:span></text:p>
          </table:table-cell>
        </table:table-row>
        <table:table-row>
          <table:table-cell table:style-name="Tableau7.A1" office:value-type="string">
            <text:p text:style-name="Table_20_Contents">https://mdev.monatelierpro.fr/boutique/produit/armoire-haute-asure-100/</text:p>
          </table:table-cell>
          <table:table-cell table:style-name="Tableau7.A1" office:value-type="string">
            <text:p text:style-name="P40">Couleur trop grande</text:p>
          </table:table-cell>
          <table:table-cell table:style-name="Tableau7.A1" office:value-type="string">
            <text:p text:style-name="P42"><text:span text:style-name="T27">c</text:span><text:span text:style-name="T26">lass="options default-closed per-row-1"</text:span></text:p>
          </table:table-cell>
          <table:table-cell table:style-name="Tableau7.A1" office:value-type="string">
            <text:p text:style-name="P41"><text:span text:style-name="T26">class="options per-row-1 "</text:span></text:p>
            <text:p text:style-name="P41"><text:span text:style-name="T26">style=" display: grid; grid-template-columns: repeat(1, minmax(0, 50%) ); gap: 10px; "</text:span></text:p>
          </table:table-cell>
        </table:table-row>
      </table:table>
      <text:p text:style-name="P59"/>
      <text:h text:style-name="P39" text:outline-level="2">Màj MAP</text:h>
      <text:p text:style-name="Text_20_body"/>
      <text:p text:style-name="P61">Burst statistics <text:span text:style-name="T68">=&gt; mouline</text:span></text:p>
      <text:p text:style-name="P62">SEO Press </text:p>
      <table:table table:name="Tableau8" table:style-name="Tableau8">
        <table:table-column table:style-name="Tableau8.A"/>
        <table:table-row>
          <table:table-cell table:style-name="Tableau8.A1" office:value-type="string">
            <text:p text:style-name="P43">La mise à jour a échoué : &lt;!DOCTYPE html&gt; Assistant &amp;lsaquo; Mon Atelier Pro &amp;#8212; WordPress addLoadEvent = function(func){if(typeof jQuery!=='undefined')jQuery(function(){func();});else if(typeof wpOnload!=='function'){wpOnload=func;}else{var oldonload=wpOnload;wpOnload=function(){oldonload();func();}}}; var ajaxurl = '/wp-admin/admin-ajax.php', pagenow = 'seo_page_seopress-setup', typenow = '', adminpage = 'seo_page_seopress-setup', thousandsSeparator = ' ', decimalPoint = ',', isRtl = 0; div.woocommerce-message.wc-zapier-notice-wrapper { border-left: 4px #FF4A00 solid !important; } div.wc-zapier-notice a.button.button-primary { background-color: #FF4A00; border-color: #FF4A00; box-shadow: none; text-shadow: none; } div.wc-zapier-notice a.button.button-primary:hover, div.wc-zapier-notice a.button.button-primary:active { background-color: #CC3A00; border-color: #CC3A00; } div.wc-zapier-notice ul { list-style-type: disc; padding-left: 2em; } [data-font="Dashicons"]:before {font-family: 'Dashicons' !important;content: attr(data-icon) !important;speak: none !important;font-weight: normal !important;font-variant: normal !important;text-transform: none !important;line-height: 1 !important;font-style: normal !important;-webkit-font-smoothing: antialiased !important;-moz-osx-font-smoothing: grayscale !important;}@media print { #wpadminbar { display:none; } } img.wp-smiley, img.emoji { display: inline !important; border: none !important; box-shadow: none !important; height: 1em !important; width: 1em !important; margin: 0 0.07em !important; vertical-align: -0.1em !important; background: none !important; padding: 0 !important; } window._wpemojiSettings = {"baseUrl":"https:\/\/s.w.org\/images\/core\/emoji\/15.0.3\/72x72\/","ext":".png","svgUrl":"https:\/\/s.w.org\/images\/core\/emoji\/15.0.3\/svg\/","svgExt":".svg","source":{"concatemoji":"https:\/\/www.monatelierpro.fr\/wp-includes\/js\/wp-emoji-release.min.js?ver=6.6.2"}}; /*! This file is auto-generated */ !function(i,n){var o,s,e;function c(e){try{var t={supportTests:e,timestamp:(new Date).valueOf()};sessionStorage.setItem(o,JSON.stringify(t))}catch(e){}}function p(e,t,n){e.clearRect(0,0,e.canvas.width,e.canvas.height),e.fillText(t,0,0);var t=new Uint32Array(e.getImageData(0,0,e.canvas.width,e.canvas.height).data),r=(e.clearRect(0,0,e.canvas.width,e.canvas.height),e.fillText(n,0,0),new Uint32Array(e.getImageData(0,0,e.canvas.width,e.canvas.height).data));return t.every(function(e,t){return e===r[t]})}function u(e,t,n){switch(t){case"flag":return n(e,"\ud83c\udff3\ufe0f\u200d\u26a7\ufe0f","\ud83c\udff3\ufe0f\u200b\u26a7\ufe0f")?!1:!n(e,"\ud83c\uddfa\ud83c\uddf3","\ud83c\uddfa\u200b\ud83c\uddf3")&amp;&amp;!n(e,"\ud83c\udff4\udb40\udc67\udb40\udc62\udb40\udc65\udb40\udc6e\udb40\udc67\udb40\udc7f","\ud83c\udff4\u200b\udb40\udc67\u200b\udb40\udc62\u200b\udb40\udc65\u200b\udb40\udc6e\u200b\udb40\udc67\u200b\udb40\udc7f");case"emoji":return!n(e,"\ud83d\udc26\u200d\u2b1b","\ud83d\udc26\u200b\u2b1b")}return!1}function f(e,t,n){var r="undefined"!=typeof WorkerGlobalScope&amp;&amp;self instanceof WorkerGlobalScope?new OffscreenCanvas(300,150):i.createElement("canvas"),a=r.getContext("2d",{willReadFrequently:!0}),o=(a.textBaseline="top",a.font="600 32px Arial",{});return e.forEach(function(e){o[e]=t(a,e,n)}),o}function t(e){var t=i.createElement("script");t.src=e,t.defer=!0,i.head.appendChild(t)}"undefined"!=typeof Promise&amp;&amp;(o="wpEmojiSettingsSupports",s=["flag","emoji"],n.supports={everything:!0,everythingExceptFlag:!0},e=new Promise(function(e){i.addEventListener("DOMContentLoaded",e,{once:!0})}),new Promise(function(t){var n=function(){try{var e=JSON.parse(sessionStorage.getItem(o));if("object"==typeof e&amp;&amp;"number"==typeof e.timestamp&amp;&amp;(new Date).valueOf()&lt;e.timestamp+604800&amp;&amp;"object"==typeof e.supportTests)return e.supportTests}catch(e){}return null}();if(!n){if("undefined"!=typeof Worker&amp;&amp;"undefined"!=typeof OffscreenCanvas&amp;&amp;"undefined"!=typeof URL&amp;&amp;URL.createObjectURL&amp;&amp;"undefined"!=typeof Blob)try{var e="postMessage("+f.toString()+"("+[JSON.stringify(s),u.toString(),p.toString()].join(",")+"));",r=new Blob([e],{type:"text/javascript"}),a=new Worker(URL.createObjectURL(r),{name:"wpTestEmojiSupports"});return void(a.onmessage=function(e){c(n=e.data),a.terminate(),t(n)})}catch(e){}c(n=f(s,u,p))}t(n)}).then(function(e){for(var t in e)n.supports[t]=e[t],n.supports.everything=n.supports.everything&amp;&amp;n.supports[t],"flag"!==t&amp;&amp;(n.supports.everythingExceptFlag=n.supports.everythingExceptFlag&amp;&amp;n.supports[t]);n.su<text:soft-page-break/>pports.everythingExceptFlag=n.supports.everythingExceptFlag&amp;&amp;!n.supports.flag,n.DOMReady=!1,n.readyCallback=function(){n.DOMReady=!0}}).then(function(){return e}).then(function(){var e;n.supports.everything||(n.readyCallback(),(e=n.source||{}).concatemoji?t(e.concatemoji):e.wpemoji&amp;&amp;e.twemoji&amp;&amp;(t(e.twemoji),t(e.wpemoji)))}))}((window,document),window._wpemojiSettings); var wcf_ca_details = {"email":"lorlor@free.fr","name":"lor","surname":"lor","phone":"011234566666666666666666","billing_company":"lor","billing_address_1":"12","billing_address_2":"ezrtezt","billing_state":"","billing_postcode":"31770","shipping_first_name":"lor","shipping_last_name":"lor","shipping_company":"lor","shipping_address_1":"12","shipping_address_2":"ezrtezt","shipping_city":"colomiers","shipping_state":"","shipping_postcode":"31770","woo_currency_symbol":"\u20ac","email_toggle_button_nonce":"c562cd9010","admin_firstname":"Pr\u00e9nom de l\u2019admin","admin_company":"Entreprise de l\u2019admin","abandoned_product_details_table":"Tableau des d\u00e9tails du produit abandonn\u00e9","abandoned_product_names":"Noms des produits abandonn\u00e9s","cart_checkout_url":"URL de la commande","coupon_code":"Code promo","customer_firstname":"Pr\u00e9nom du client","customer_lastname":"Nom de famille du client","customer_full_name":"Nom complet du client","cart_abandonment_date":"Date de l\u2019abandon du panier","site_url":"URL du site","unsubscribe_link":"Lien de d\u00e9sabonnement","strings":{"trigger_process":"Triggering...","trigger_failed":"Trigger Failed.","trigger_success":"Trigger Success.","verify_url":"Please verify webhook URL.","verify_url_error":"Webhook URL is required."}}; var wcf_ca_localized_vars = {"url":"admin-ajax.php","_delete_coupon_nonce":"43b2b44c2e","_export_orders_nonce":"25864595d8","_confirm_msg":"Confirmez-vous la suppression des coupons utilis\u00e9s et expir\u00e9s cr\u00e9\u00e9s par l\u2019extension\u00a0?","_confirm_msg_export":"Do you really want to export orders?","_search_button_nonce":"85f3a8748a","_result_msg":"No such order is found."}; /* &lt;![CDATA[ */ var userSettings = {"url":"\/","uid":"1129","time":"1726494020","secure":"1"};/* ]]&gt; */ jQuery(function($){ $('#wcct-search-submit').on('click',function(e){ window.onbeforeunload = null; e.preventDefault(); $('#mainform').submit(); }); }); &lt;!--[if lt IE 8]&gt; &lt;![endif]--&gt; .menu-top.toplevel_page_wpassetcleanup_getting_started .wp-menu-image &gt; img { width: 26px; height: auto; position: absolute; left: 8px; top: -4px; } #wp-admin-bar-assetcleanup-asset-unload-rules-css-default, #wp-admin-bar-assetcleanup-asset-unload-rules-js-default, #wp-admin-bar-assetcleanup-plugin-unload-rules-notice-default { overflow-y: auto; max-height: calc(100vh - 250px); } #wp-admin-bar-assetcleanup-parent span.dashicons { width: 15px; height: 15px; font-family: 'Dashicons', Arial, "Times New Roman", "Bitstream Charter", Times, serif !important; } #wp-admin-bar-assetcleanup-parent &gt; a:first-child strong { font-weight: bolder; color: #76f203; } #wp-admin-bar-assetcleanup-parent &gt; a:first-child:hover { color: #00b9eb; } #wp-admin-bar-assetcleanup-parent &gt; a:first-child:hover strong { color: #00b9eb; } #wp-admin-bar-assetcleanup-test-mode-info { margin-top: 5px !important; margin-bottom: -8px !important; padding-top: 3px !important; border-top: 1px solid #ffffff52; } /* Add some spacing below the last text */ #wp-admin-bar-assetcleanup-test-mode-info-2 { padding-bottom: 3px !important; } .wpacu-review-plugin-notice { border-left: 4px solid #008f9c; } .wpacu-tracking-notice { border-left-color: #008f9c; } .wpacu-tracking-notice .wpacu-action-links { margin: 0 0 8px; } .wpacu-tracking-notice .wpacu-action-links ul { list-style: none; margin: 0; } .wpacu-tracking-notice .wpacu-action-links ul li.wpacu-optin { float: left; margin-right: 10px; } .wpacu-tracking-notice .wpacu-action-links ul li.wpacu-optout { float: left; margin-right: 5px; } .wpacu-tracking-notice .wpacu-action-links ul li.wpacu-more-info { float: left; margin-top: 5px; margin-left: 5px; } #wpacu-tracked-data-list { margin: 14px 0; } #wpacu-tracked-data-list .table-striped { border: none; border-spacing: 0; } #wpacu-tracked-data-list .wpacu_table_wrap .table.table-striped th, #wpacu-tracked-data-list .wpacu_table_wrap .table.table-striped td { padding: 0.62rem; vertical-align: top; border-top: 1px solid #eceeef; } #wpacu-tracked-data-list .table-striped tbody tr:nth-of-type(even) { background-color: rgba(0, 143, 156, 0.05); } #wpacu-tracked-data-list .table-striped tbody tr td:first-child { font-weight: bold; } .gtmid_validation_error, .goid_validation_error, .goid_ga_validation_error, .ampid_validation_error, .datalayername_validation_error, .gtmauth_validation_error, .gtmpreview_validation_error, .gtm_wpconfig_set { color: #c00; font-weight: bold; } .gtmid_validation_error, .goid_validation_error, .goid_ga_validation_error, .ampid_validation_error, .datalayername_validation_error, .gtmauth_validation_error, .gtmpreview_validation_error { display: none; } jQuery(function() { jQuery( "#gtm4wp-options\\[gtm-code\\]" ) .on( "blur", function() { var gtmid_regex = /^GTM-[A-Z0-9]+$/; var gtmid_list_str = jQuery( this ).val(); if ( typeof gtmid_list_str != "string" ) { return; } var gtmid_list = gtmid_list_str.trim().split( "," ); var gtmid_haserror = false; for( var i=0; i&lt;gtmid_list.length; i++ ) { gtmid_haserror = gtmid_haserror || !gtmid_regex.test( gtmid_list[ i ] ); } if ( gtmid_haserror ) { jQuery( ".gtmid_validation_error" ) .show(); } else { jQuery( ".gtmid_validation_error" ) .hide(); } }); jQuery( "#gtm4wp-options\\[integrate-amp-id\\]" ) .on( "blur", function() { var ampid_regex <text:soft-page-break/>= /^GTM-[A-Z0-9]+$/; var ampid_val_str = jQuery( this ).val(); if ( typeof ampid_val_str != "string" ) { return; } var ampid_val = ampid_val_str.trim(); if ( "" == ampid_val ) { ampid_list = []; } else { var ampid_list = ampid_val.split( "," ); } var ampid_haserror = false; for( var i=0; i 0) ) { jQuery( ".ampid_validation_error" ) .show(); } else { jQuery( ".ampid_validation_error" ) .hide(); } }); jQuery( "#gtm4wp-options\\[gtm-datalayer-variable-name\\]" ) .on( "blur", function() { var currentval = jQuery( this ).val(); jQuery( ".datalayername_validation_error" ) .hide(); if ( currentval != "" ) { // I know this is not the exact definition for a variable name but I think other kind of variable names should not be used. var gtmvarname_regex = /^[a-zA-Z][a-zA-Z0-9_-]*$/; if ( ! gtmvarname_regex.test( currentval ) ) { jQuery( ".datalayername_validation_error" ) .show(); } } }); jQuery( "#gtm4wp-options\\[gtm-env-gtm-auth\\]" ) .on( "blur", function() { var currentval = jQuery( this ).val(); jQuery( ".gtmauth_validation_error" ) .hide(); if ( currentval != "" ) { var gtmauth_regex = /^[a-zA-Z0-9-_]+$/; if ( ! gtmauth_regex.test( currentval ) ) { jQuery( ".gtmauth_validation_error" ) .show(); } } }); jQuery( "#gtm4wp-options\\[gtm-env-gtm-preview\\]" ) .on( "blur", function() { var currentval = jQuery( this ).val(); jQuery( ".gtmpreview_validation_error" ) .hide(); if ( currentval != "" ) { var gtmpreview_regex = /^env-[0-9]+$/; if ( ! gtmpreview_regex.test( currentval ) ) { jQuery( ".gtmpreview_validation_error" ) .show(); } } }); jQuery( document ) .on( "click", ".gtm4wp-notice .notice-dismiss", function( e ) { jQuery.post(ajaxurl, { action: "gtm4wp_dismiss_notice", noticeid: jQuery( this ).closest(".gtm4wp-notice") .attr( "data-href" ) .substring( 1 ), nonce: "39ff2e73df" }); }); }); #woocommerce-product-data ul.product_data_tabs li.product_fee_options a:before { content: '\e01e'; font-family: 'WooCommerce'; } .product-fee-multiplier .checkbox { margin: 3px 6px 0 0 !important; } #swatches { padding:10px; }a.wp-mail-smtp-sidebar-upgrade-pro { background-color: #00a32a !important; color: #fff !important; font-weight: 600 !important; }var _wpColorScheme = {"icons":{"base":"#a7aaad","focus":"#72aee6","current":"#fff"}}; if ( window.history.replaceState ) { window.history.replaceState( null, null, document.getElementById( 'wp-admin-canonical' ).href + window.location.hash ); } document.body.className = document.body.className.replace('no-js','js'); (function() { var request, b = document.body, c = 'className', cs = 'customize-support', rcs = new RegExp('(^|\\s+)(no-)?'+cs+'(\\s+|$)'); request = true; b[c] = b[c].replace( rcs, ' ' ); // The customizer requires postMessage and CORS (if the site is cross domain). b[c] += ( window.postMessage &amp;&amp; request ? ' ' : ' no-' ) + cs; }()); Aller au contenu principal Aller à la barre d’outils Tableau de bord Tableau de bordAccueilMises à jour 2Statistiques 1 Flatsome FlatsomeFlatsomeTheme RegistrationHelp &amp;#038; GuidesStatusChange logTheme OptionsAdvancedSetup Wizard Articles ArticlesTous les articlesAjouter un articleCatégoriesÉtiquettes Médias MédiasMédiathèqueAjouter un fichier médiaOptimisation en masseAutres médias Pages PagesToutes les pagesAjouter une page Commentaires 99 commentaires en modération UX Blocks UX BlocksUX BlocksAdd New PageCatégories Popup Maker 3 Popup Maker 3Créer Fenêtre modaleTous les Fenêtres modalesAbonné·e·sMettre à niveauThèmes de fenêtre modaleRéglagesOutilsAide et support TablePress TablePressTous les tableauxAjouter un tableauImporter un tableauExporter un tableauOptionsÀ propos de TablePress Contact 1 Contact 1Formulaires de contact 1AjouterIntégration WooCommerce WooCommerceAccueilCommandes 10TransactionsExporter commandesCSV Import SuiteSingle VariationsClientsZapierRapportsRéglagesÉtatExtensions Société des Avis GarantisAbandon du panier Produits ProduitsTous les produitsAjouterCatégoriesÉtiquettesAttributsAvisAdd-onsArmoire à Casier ÉlectriqueArmoire d&amp;#8217;AtelierArmoire de SûretéChariots &amp;amp; ServantesÉtablisInoxRayonnageSiège techniqueTables de TravailVestiaire Statistiques StatistiquesVue d’ensembleProduitsRevenuCommandesVariationsCatégoriesCodes promoTaxesTéléchargementsStockRéglages Marketing MarketingVue d’ensembleCodes promo XLPlugins XLPluginsFinaleLicense Apparence ApparenceThèmes 0CompositionsPersonnaliserWidgetsMenusZone de widgetsThèmes de fenêtre modaleInstall Plugins YITH YITHCheckout ManagerProduct Add-ons &amp;#038; Extra OptionsRequest a QuoteSequential Order NumberSystem StatusLicense Activation Extensions 1 Extensions 1Extensions installéesAjouter une extension Comptes ComptesTous les comptesAjouter un compteProfil Outils OutilsOutils disponiblesImporterExporterSanté du site 1Exporter les donnéesEffacer les donnéesweLaunch Réglages RéglagesGénéralÉcritureLectureCommentairesMédiasPermaliensConfidentialitéAsset CleanUp ProWP-MPDFGoogle Tag ManagerImagifyWP RocketWPS Hide Login SEO SEOTableau de bordTitres &amp;#038; métasPlan de site XML &amp;#8211; HTMLRéseaux sociauxStatistiques et mesures d’audienceIndexation instantanéeAvancéOutilsPROAuditSchémasRedirectionsLiens cassésLicence WP Mail SMTP WP Mail SMTPRéglagesJournaux d’e-mailsRapports d’e-mailOutilsÀ proposPasser à la version Pro Asset CleanUp Pro Asset CleanUp ProGetting StartedSettingsCSS/JS ManagerPlugins ManagerBulk ChangesOverviewToolsLicenseHelp CTX Feed CTX FeedManage FeedsMake FeedAttribute MappingDynamic AttributesCategory MappingWP <text:soft-page-break/>OptionsSettingsStatusDocsPremiumRéduire le menu MenuÀ propos de WordPressÀ propos de WordPressContribuerSite de WordPress-FRDocumentationApprendre WordPressForums de supportVos retoursMon Atelier ProAller sur le siteVisiter la boutique &lt;!-- Generator: Sketch 3.8.1 (29687) - http://www.bohemiancoding.com/sketch --&gt; Logo-white Created with Sketch. FlatsomeTheme Options HeaderPresetsLogo &amp; Site IdentityTop BarHeader Main Header Bottom Header Mobile Sticky HeaderDropdown Style Layout Homepage StyleColorsGlobal StylesTypographyCustom CSSImage Lightbox&amp;nbsp;WooCommerceNotification de la boutiqueCatalogue de produitsProduct PageMy AccountPayment IconsImages de produitCheckoutCartAdvanced Pages Blog Portfolio Footer MenusBack-end editor WidgetsBack-end editor Share Notifications ResetAdvancedGlobal SettingsCustom CSSPerformanceSite LoaderSite SearchInstagramGoogle APIsMaintenance404 PageWooCommerceCatalog ModeInfinite ScrollPortfolioMobileIntegrationsUpdatesBackup / ImportTheme RegistrationHelp &amp; GuidesStatusChange logSetup Wizard1414 mises à jour disponiblesCréerArticleFichier médiaPageBlockFenêtre modaleProduitCommandeCode promoCompteTableau TablePressAsset CleanUp ProSettingsClear CSS/JS Files CacheBulk ChangesOverviewSupport Ticket SEOTitres &amp; métasPlan de site XML - HTMLRéseaux sociauxStatistiques et mesures d’audienceIndexation instantanéeAvancéOutilsPROAuditSchémasRedirectionsLiens cassésLicenceAssistant de configurationWP Mail SMTP 1ImagifyRéglagesOptimisation en masseDocumentationNotez Imagify sur WordPress.orgChargement…WP RocketRéglagesVider et précharger le cachePurger le CSS utiliséDocumentationFAQSupportBonjour, lorlorlorlorModifier le profilSe déconnecter Bienvenue ! Votre site Indexation Options avancées Étendre SEOPress Prêt ! Bienvenue dans SEOPress ! Bienvenue ! Importer des métadonnées Configurez SEOPress avec les meilleurs réglages pour votre site L’assistant vous aidera à configurer SEOPress et à vous lancer rapidement. Here we go! Pas maintenant &lt;!-- wpbody-content --&gt; &lt;!-- wpbody --&gt; &lt;!-- wpcontent --&gt; Merci de faire de WordPress votre outil de création de contenu. Version 6.6.2 (function ($) { $('.fs-submenu-item.wp-support-forum').parent().attr( { target: '_blank', rel: 'noopener noreferrer' } ); })(jQuery); Jours Jours de la semaine Mois Années Lundi Mardi Mercredi Jeudi Vendredi Samedi Dimanche Janvier Février Mars Avril Mai Juin Juillet Août Septembre Octobre Novembre Décembre 2024 2025 2026 2027 2028 2029 2030 2031 2032 2033 Actions Menu Actions des médias sélectionnés. &lt;# if ( data.hasCloseButton ) { #&gt; Fermez la boite de dialogue &lt;# } #&gt; Déposez vos fichiers pour les téléverser Déposez vos fichiers pour les téléverser &lt;# var messageClass = data.message ? 'has-upload-message' : 'no-upload-message'; #&gt; &lt;# if ( data.canClose ) { #&gt; Fermer le panneau de téléversement &lt;# } #&gt; &lt;# if ( data.message ) { #&gt; {{ data.message }} &lt;# } #&gt; Déposez vos fichiers pour les téléverser ou Sélectionnez des fichiers Taille de fichier maximale pour le téléversement : 128 Mo. &lt;# if ( data.suggestedWidth &amp;&amp; data.suggestedHeight ) { #&gt; Dimensions suggérées de l’image : {{data.suggestedWidth}} par {{data.suggestedHeight}} pixels. &lt;# } #&gt; Vue liste Vue grille Téléversement / &amp;ndash; Ignorer les erreurs {{{ data.filename }}} {{ data.message }} &lt;button class="left dashicons"&lt;# if ( ! data.hasPrevious ) { #&gt; disabled&lt;# } #&gt;&gt;Modifier l’élément média précédent &lt;button class="right dashicons"&lt;# if ( ! data.hasNext ) { #&gt; disabled&lt;# } #&gt;&gt;Modifier l’élément média suivant Fermez la boite de dialogue Aperçu du fichier joint &lt;# if ( data.uploading ) { #&gt; &lt;# } else if ( data.sizes &amp;&amp; data.sizes.full ) { #&gt; &lt;# } else if ( data.sizes &amp;&amp; data.sizes.large ) { #&gt; &lt;# } else if ( -1 === jQuery.inArray( data.type, [ 'audio', 'video' ] ) ) { #&gt; &lt;# } #&gt; &lt;# if ( 'audio' === data.type ) { #&gt; &lt;# } else if ( 'video' === data.type ) { var w_rule = ''; if ( data.width ) { w_rule = 'width: ' + data.width + 'px;'; } else if ( wp.media.view.settings.contentWidth ) { w_rule = 'width: ' + wp.media.view.settings.contentWidth + 'px;'; } #&gt; &lt;video controls="controls" class="wp-video-shortcode" preload="metadata" &lt;# if ( data.width ) { #&gt;width="{{ data.width }}"&lt;# } #&gt; &lt;# if ( data.height ) { #&gt;height="{{ data.height }}"&lt;# } #&gt; &lt;# if ( data.image &amp;&amp; data.image.src !== data.icon ) { #&gt;poster="{{ data.image.src }}"&lt;# } #&gt;&gt; &lt;# } #&gt; &lt;# if ( 'image' === data.type &amp;&amp; ! data.uploading &amp;&amp; data.sizes &amp;&amp; data.can.save ) { #&gt; Modifier l’image &lt;# } else if ( 'pdf' === data.subtype &amp;&amp; data.sizes ) { #&gt; Aperçu du document &lt;# } #&gt; Enregistré. Détails Téléversé le : {{ data.dateFormatted }} Téléversé par : &lt;# if ( data.authorLink ) { #&gt; {{ data.authorName }} &lt;# } else { #&gt; {{ data.authorName }} &lt;# } #&gt; &lt;# if ( data.uploadedToTitle ) { #&gt; Téléversé vers : &lt;# if ( data.uploadedToLink ) { #&gt; {{ data.uploadedToTitle }} &lt;# } else { #&gt; {{ data.uploadedToTitle }} &lt;# } #&gt; &lt;# } #&gt; Nom du fichier : {{ data.filename }} Type du fichier : {{ data.mime }} Taille du fichier : {{ data.filesizeHumanReadable }} &lt;# if ( 'image' === data.type &amp;&amp; ! data.uploading ) { #&gt; &lt;# if ( data.width &amp;&amp; data.height ) { #&gt; Dimensions : {{ data.width }} pixels par {{ data.height }} &lt;# } #&gt; &lt;# if ( data.originalImageURL &amp;&amp; data.originalImageName ) { #&gt; Image d’origine : {{data.originalImageName}} &lt;# } #&gt; &lt;# } #&gt; &lt;# if ( data.fileLength &amp;&amp; data.fileLengthHumanReadable ) { #&gt; Durée : {{ data.fileLengthHumanReadable }} {{ data.fileLengthHumanReadable }} &lt;# } #&gt; &lt;# if ( 'audio' === data.type &amp;&amp; data.meta.bitrate ) { #&gt; Débit binaire {{ Math.round( data.meta.bitrate / 1000 ) }}kb/s &lt;# if <text:soft-page-break/>( data.meta.bitrate_mode ) { #&gt; {{ ' ' + data.meta.bitrate_mode.toUpperCase() }} &lt;# } #&gt; &lt;# } #&gt; &lt;# if ( data.mediaStates ) { #&gt; Utilisé comme : {{ data.mediaStates }} &lt;# } #&gt; &lt;# if ( data.compat &amp;&amp; data.compat.meta ) { #&gt; {{{ data.compat.meta }}} &lt;# } #&gt; &lt;# var maybeReadOnly = data.can.save || data.allowLocalEdits ? '' : 'readonly'; #&gt; &lt;# if ( 'image' === data.type ) { #&gt; Texte alternatif {{ data.alt }} Apprendre à décrire le but de l’image (ouvre un nouvel onglet). Laissez vide si l’image est purement décorative. &lt;# } #&gt; Titre &lt;# if ( 'audio' === data.type ) { #&gt; Artiste Album &lt;# } #&gt; Légende {{ data.caption }} Description {{ data.description }} URL du fichier : Copier l’URL dans le presse-papiers Copié ! &lt;# if ( data.link ) { #&gt; Voir la page du fichier joint &lt;# } #&gt; &lt;# if ( data.can.save ) { #&gt; &lt;# if ( data.link ) { #&gt; | &lt;# } #&gt; Indiquer plus de détails &lt;# } #&gt; &lt;# if ( data.can.save &amp;&amp; data.link ) { #&gt; | Télécharger le fichier &lt;# } #&gt; &lt;# if ( ! data.uploading &amp;&amp; data.can.remove ) { #&gt; &lt;# if ( data.link || data.can.save ) { #&gt; | &lt;# } #&gt; Supprimer définitivement &lt;# } #&gt; &lt;# if ( data.uploading ) { #&gt; &lt;# } else if ( 'image' === data.type &amp;&amp; data.size &amp;&amp; data.size.url ) { #&gt; &lt;# } else { #&gt; &lt;# if ( data.image &amp;&amp; data.image.src &amp;&amp; data.image.src !== data.icon ) { #&gt; &lt;# } else if ( data.sizes &amp;&amp; data.sizes.medium ) { #&gt; &lt;# } else { #&gt; &lt;# } #&gt; {{ data.filename }} &lt;# } #&gt; &lt;# if ( data.buttons.close ) { #&gt; Retirer &lt;# } #&gt; &lt;# if ( data.buttons.check ) { #&gt; Désélectionner &lt;# } #&gt; &lt;# var maybeReadOnly = data.can.save || data.allowLocalEdits ? '' : 'readonly'; if ( data.describe ) { if ( 'image' === data.type ) { #&gt; &lt;# } else { #&gt; &lt;input type="text" value="{{ data.title }}" class="describe" data-setting="title" &lt;# if ( 'video' === data.type ) { #&gt; aria-label="Titre de la vidéo" placeholder="Titre de la vidéo…" &lt;# } else if ( 'audio' === data.type ) { #&gt; aria-label="Titre du son" placeholder="Titre du son…" &lt;# } else { #&gt; aria-label="Titre du média" placeholder="Titre du média…" &lt;# } #&gt; {{ maybeReadOnly }} /&gt; &lt;# } } #&gt; Détails du fichier joint Enregistré. &lt;# if ( 'audio' === data.type ) { #&gt; &lt;# } else if ( 'video' === data.type ) { var w_rule = ''; if ( data.width ) { w_rule = 'width: ' + data.width + 'px;'; } else if ( wp.media.view.settings.contentWidth ) { w_rule = 'width: ' + wp.media.view.settings.contentWidth + 'px;'; } #&gt; &lt;video controls="controls" class="wp-video-shortcode" preload="metadata" &lt;# if ( data.width ) { #&gt;width="{{ data.width }}"&lt;# } #&gt; &lt;# if ( data.height ) { #&gt;height="{{ data.height }}"&lt;# } #&gt; &lt;# if ( data.image &amp;&amp; data.image.src !== data.icon ) { #&gt;poster="{{ data.image.src }}"&lt;# } #&gt;&gt; &lt;# } else { #&gt; &lt;# if ( data.uploading ) { #&gt; &lt;# } else if ( 'image' === data.type &amp;&amp; data.size &amp;&amp; data.size.url ) { #&gt; &lt;# } else { #&gt; &lt;# } #&gt; &lt;# } #&gt; {{ data.filename }} {{ data.dateFormatted }} {{ data.filesizeHumanReadable }} &lt;# if ( 'image' === data.type &amp;&amp; ! data.uploading ) { #&gt; &lt;# if ( data.width &amp;&amp; data.height ) { #&gt; {{ data.width }} pixels par {{ data.height }} &lt;# } #&gt; &lt;# if ( data.originalImageURL &amp;&amp; data.originalImageName ) { #&gt; Image d’origine : {{data.originalImageName}} &lt;# } #&gt; &lt;# if ( data.can.save &amp;&amp; data.sizes ) { #&gt; Modifier l’image &lt;# } #&gt; &lt;# } #&gt; &lt;# if ( data.fileLength &amp;&amp; data.fileLengthHumanReadable ) { #&gt; Durée : {{ data.fileLengthHumanReadable }} {{ data.fileLengthHumanReadable }} &lt;# } #&gt; &lt;# if ( data.mediaStates ) { #&gt; Utilisé comme : {{ data.mediaStates }} &lt;# } #&gt; &lt;# if ( ! data.uploading &amp;&amp; data.can.remove ) { #&gt; Supprimer définitivement &lt;# } #&gt; &lt;# if ( data.compat &amp;&amp; data.compat.meta ) { #&gt; {{{ data.compat.meta }}} &lt;# } #&gt; &lt;# var maybeReadOnly = data.can.save || data.allowLocalEdits ? '' : 'readonly'; #&gt; &lt;# if ( 'image' === data.type ) { #&gt; Texte alternatif {{ data.alt }} Apprendre à décrire le but de l’image (ouvre un nouvel onglet). Laissez vide si l’image est purement décorative. &lt;# } #&gt; Titre &lt;# if ( 'audio' === data.type ) { #&gt; Artiste Album &lt;# } #&gt; Légende {{ data.caption }} Description {{ data.description }} URL du fichier : Copier l’URL dans le presse-papiers Copié ! &lt;# if ( data.editable ) { #&gt; Modifier la sélection &lt;# } #&gt; &lt;# if ( data.clearable ) { #&gt; Effacer &lt;# } #&gt; Réglages de l’affichage du fichier joint &lt;# if ( 'image' === data.type ) { #&gt; Alignement &lt;select id="attachment-display-settings-alignment" class="alignment" data-setting="align" &lt;# if ( data.userSettings ) { #&gt; data-user-setting="align" &lt;# } #&gt;&gt; Gauche Centre Droite Aucun &lt;# } #&gt; &lt;# if ( data.model.canEmbed ) { #&gt; Embarquer ou lier &lt;# } else { #&gt; Lier à &lt;# } #&gt; &lt;select id="attachment-display-settings-link-to" class="link-to" data-setting="link" &lt;# if ( data.userSettings &amp;&amp; ! data.model.canEmbed ) { #&gt; data-user-setting="urlbutton" &lt;# } #&gt;&gt; &lt;# if ( data.model.canEmbed ) { #&gt; Lecteur de média embarqué &lt;# } else { #&gt; Aucun &lt;# } #&gt; &lt;# if ( data.model.canEmbed ) { #&gt; Lien vers le fichier média &lt;# } else { #&gt; Fichier média &lt;# } #&gt; &lt;# if ( data.model.canEmbed ) { #&gt; Lien vers la page du fichier joint &lt;# } else { #&gt; Page du fichier joint &lt;# } #&gt; &lt;# if ( 'image' === data.type ) { #&gt; URL personnalisée &lt;# } #&gt; URL &lt;# if ( 'undefined' !== typeof data.sizes ) { #&gt; Taille &lt;select id="attachment-display-settings-size" class="size" name="size" data-setting="size" &lt;# if ( data.userSettings ) { #&gt; data-user-setting="imgsize" &lt;# } #&gt;&gt; &lt;# var size = data.sizes['thumbnail']; if ( size ) { #&gt; Miniature &amp;ndash; {{ size.width }} &amp;times; {{ size.height }} &lt;# } #&gt; &lt;# var size = data.sizes['medium']; if ( size ) { #&gt; Moyenne &amp;ndash; {{ size.width }} &amp;times; {{ size.height }} &lt;# } #&gt; &lt;# var size = data.sizes['large']; if ( size ) { #&gt; Grande &amp;ndash; {{ size.width }} &amp;times; {{ size.height }} &lt;# } #&gt; &lt;# var size = data.sizes['full']; if ( size ) { #&gt; Taille originale &amp;ndash; {{ size.width }} &amp;times; <text:soft-page-break/>{{ size.height }} &lt;# } #&gt; &lt;# } #&gt; Réglages de la galerie Lier à &lt;select id="gallery-settings-link-to" class="link-to" data-setting="link" &lt;# if ( data.userSettings ) { #&gt; data-user-setting="urlbutton" &lt;# } #&gt;&gt; &lt;option value="post" &lt;# if ( ! wp.media.galleryDefaults.link || 'post' === wp.media.galleryDefaults.link ) { #&gt;selected="selected"&lt;# } #&gt;&gt; Page du fichier joint &lt;option value="file" &lt;# if ( 'file' === wp.media.galleryDefaults.link ) { #&gt;selected="selected"&lt;# } #&gt;&gt; Fichier média &lt;option value="none" &lt;# if ( 'none' === wp.media.galleryDefaults.link ) { #&gt;selected="selected"&lt;# } #&gt;&gt; Aucun Colonnes &lt;option value="1" &lt;# if ( 1 == wp.media.galleryDefaults.columns ) { #&gt;selected="selected"&lt;# } #&gt;&gt; 1 &lt;option value="2" &lt;# if ( 2 == wp.media.galleryDefaults.columns ) { #&gt;selected="selected"&lt;# } #&gt;&gt; 2 &lt;option value="3" &lt;# if ( 3 == wp.media.galleryDefaults.columns ) { #&gt;selected="selected"&lt;# } #&gt;&gt; 3 &lt;option value="4" &lt;# if ( 4 == wp.media.galleryDefaults.columns ) { #&gt;selected="selected"&lt;# } #&gt;&gt; 4 &lt;option value="5" &lt;# if ( 5 == wp.media.galleryDefaults.columns ) { #&gt;selected="selected"&lt;# } #&gt;&gt; 5 &lt;option value="6" &lt;# if ( 6 == wp.media.galleryDefaults.columns ) { #&gt;selected="selected"&lt;# } #&gt;&gt; 6 &lt;option value="7" &lt;# if ( 7 == wp.media.galleryDefaults.columns ) { #&gt;selected="selected"&lt;# } #&gt;&gt; 7 &lt;option value="8" &lt;# if ( 8 == wp.media.galleryDefaults.columns ) { #&gt;selected="selected"&lt;# } #&gt;&gt; 8 &lt;option value="9" &lt;# if ( 9 == wp.media.galleryDefaults.columns ) { #&gt;selected="selected"&lt;# } #&gt;&gt; 9 Ordre aléatoire Taille &lt;select id="gallery-settings-size" class="size" name="size" data-setting="size" &lt;# if ( data.userSettings ) { #&gt; data-user-setting="imgsize" &lt;# } #&gt; &gt; Miniature Moyenne Grande Taille originale Réglages de liste de lecture &lt;# var emptyModel = _.isEmpty( data.model ), isVideo = 'video' === data.controller.get('library').props.get('type'); #&gt; &lt;input type="checkbox" id="playlist-settings-show-list" data-setting="tracklist" &lt;# if ( emptyModel ) { #&gt; checked="checked" &lt;# } #&gt; /&gt; &lt;# if ( isVideo ) { #&gt; Afficher la liste des vidéos &lt;# } else { #&gt; Montrer la liste des pistes &lt;# } #&gt; &lt;# if ( ! isVideo ) { #&gt; &lt;input type="checkbox" id="playlist-settings-show-artist" data-setting="artists" &lt;# if ( emptyModel ) { #&gt; checked="checked" &lt;# } #&gt; /&gt; Afficher le nom de l’artiste dans la liste de lecture &lt;# } #&gt; &lt;input type="checkbox" id="playlist-settings-show-images" data-setting="images" &lt;# if ( emptyModel ) { #&gt; checked="checked" &lt;# } #&gt; /&gt; Montrer les images Texte du lien Texte alternatif Apprendre à décrire le but de l’image (ouvre un nouvel onglet). Laissez vide si l’image est purement décorative. Légende Alignement Gauche Centre Droite Aucun Lier à URL de l’image URL personnalisée Aucun URL Texte alternatif {{ data.model.alt }} Apprendre à décrire le but de l’image (ouvre un nouvel onglet). Laissez vide si l’image est purement décorative. Légende {{ data.model.caption }} Réglages de l’affichage Alignement Gauche Centre Droite Aucun &lt;# if ( data.attachment ) { #&gt; &lt;# if ( 'undefined' !== typeof data.attachment.sizes ) { #&gt; Taille &lt;select id="image-details-size" class="size" name="size" data-setting="size" &lt;# if ( data.userSettings ) { #&gt; data-user-setting="imgsize" &lt;# } #&gt;&gt; &lt;# var size = data.sizes['thumbnail']; if ( size ) { #&gt; Miniature &amp;ndash; {{ size.width }} &amp;times; {{ size.height }} &lt;# } #&gt; &lt;# var size = data.sizes['medium']; if ( size ) { #&gt; Moyenne &amp;ndash; {{ size.width }} &amp;times; {{ size.height }} &lt;# } #&gt; &lt;# var size = data.sizes['large']; if ( size ) { #&gt; Grande &amp;ndash; {{ size.width }} &amp;times; {{ size.height }} &lt;# } #&gt; &lt;# var size = data.sizes['full']; if ( size ) { #&gt; Taille originale &amp;ndash; {{ size.width }} &amp;times; {{ size.height }} &lt;# } #&gt; Taille personnalisée &lt;# } #&gt; &lt;div class="custom-size wp-clearfix&lt;# if ( data.model.size !== 'custom' ) { #&gt; hidden&lt;# } #&gt;"&gt; Largeur &amp;times; Hauteur Taille de l’image en pixels &lt;# } #&gt; Lier à &lt;# if ( data.attachment ) { #&gt; Fichier média Page du fichier joint &lt;# } else { #&gt; URL de l’image &lt;# } #&gt; URL personnalisée Aucun URL Options avancées Attribut « Title » de l’image Classe CSS de l’image &lt;input type="checkbox" id="image-details-link-target" data-setting="linkTargetBlank" value="_blank" &lt;# if ( data.model.linkTargetBlank ) { #&gt;checked="checked"&lt;# } #&gt;&gt; Ouvrir le lien dans un nouvel onglet Attribut « Rel » du lien Classe CSS du lien &lt;# if ( data.attachment &amp;&amp; window.imageEdit ) { #&gt; &lt;# } #&gt; &lt;# var ext, html5types = { mp3: wp.media.view.settings.embedMimes.mp3, ogg: wp.media.view.settings.embedMimes.ogg }; #&gt; &lt;audio style="visibility: hidden" controls class="wp-audio-shortcode" width="{{ _.isUndefined( data.model.width ) ? 400 : data.model.width }}" preload="{{ _.isUndefined( data.model.preload ) ? 'none' : data.model.preload }}" &lt;# if ( ! _.isUndefined( data.model.autoplay ) &amp;&amp; data.model.autoplay ) { #&gt; autoplay&lt;# } if ( ! _.isUndefined( data.model.loop ) &amp;&amp; data.model.loop ) { #&gt; loop&lt;# } #&gt; &gt; &lt;# if ( ! _.isEmpty( data.model.src ) ) { #&gt; &lt;# } #&gt; &lt;# if ( ! _.isEmpty( data.model.mp3 ) ) { #&gt; &lt;# } #&gt; &lt;# if ( ! _.isEmpty( data.model.ogg ) ) { #&gt; &lt;# } #&gt; &lt;# if ( ! _.isEmpty( data.model.flac ) ) { #&gt; &lt;# } #&gt; &lt;# if ( ! _.isEmpty( data.model.m4a ) ) { #&gt; &lt;# } #&gt; &lt;# if ( ! _.isEmpty( data.model.wav ) ) { #&gt; &lt;# } #&gt; &lt;# if ( ! _.isEmpty( data.model.src ) ) { ext = data.model.src.split('.').pop(); if ( html5types[ ext ] ) { delete html5types[ ext ]; } #&gt; URL Supprimer la source du son &lt;# } #&gt; &lt;# if ( ! _.isEmpty( data.model.mp3 ) ) { if ( ! _.isUndefined( html5types.mp3 ) ) { delete html5types.mp3; } #&gt; MP3 Supprimer la source du son &lt;# } #&gt; &lt;# if ( ! _.isEmpty( data.model.ogg ) ) { if ( ! _.isUndefined( html5types.ogg ) ) { delete <text:soft-page-break/>html5types.ogg; } #&gt; OGG Supprimer la source du son &lt;# } #&gt; &lt;# if ( ! _.isEmpty( data.model.flac ) ) { if ( ! _.isUndefined( html5types.flac ) ) { delete html5types.flac; } #&gt; FLAC Supprimer la source du son &lt;# } #&gt; &lt;# if ( ! _.isEmpty( data.model.m4a ) ) { if ( ! _.isUndefined( html5types.m4a ) ) { delete html5types.m4a; } #&gt; M4A Supprimer la source du son &lt;# } #&gt; &lt;# if ( ! _.isEmpty( data.model.wav ) ) { if ( ! _.isUndefined( html5types.wav ) ) { delete html5types.wav; } #&gt; WAV Supprimer la source du son &lt;# } #&gt; &lt;# if ( ! _.isEmpty( html5types ) ) { #&gt; Ajoutez des sources alternatives pour une lecture HTML5 optimale &lt;# _.each( html5types, function (mime, type) { #&gt; {{ type }} &lt;# } ) #&gt; &lt;# } #&gt; Précharger Automatique Métadonnées Aucun Lecture automatique Répéter &lt;# var ext, html5types = { mp4: wp.media.view.settings.embedMimes.mp4, ogv: wp.media.view.settings.embedMimes.ogv, webm: wp.media.view.settings.embedMimes.webm }; #&gt; &lt;# var w = ! data.model.width || data.model.width &gt; 640 ? 640 : data.model.width, h = ! data.model.height ? 360 : data.model.height; if ( data.model.width &amp;&amp; w !== data.model.width ) { h = Math.ceil( ( h * w ) / data.model.width ); } #&gt; &lt;# var w_rule = '', classes = [], w, h, settings = wp.media.view.settings, isYouTube = isVimeo = false; if ( ! _.isEmpty( data.model.src ) ) { isYouTube = data.model.src.match(/youtube|youtu\.be/); isVimeo = -1 !== data.model.src.indexOf('vimeo'); } if ( settings.contentWidth &amp;&amp; data.model.width &gt;= settings.contentWidth ) { w = settings.contentWidth; } else { w = data.model.width; } if ( w !== data.model.width ) { h = Math.ceil( ( data.model.height * w ) / data.model.width ); } else { h = data.model.height; } if ( w ) { w_rule = 'width: ' + w + 'px; '; } if ( isYouTube ) { classes.push( 'youtube-video' ); } if ( isVimeo ) { classes.push( 'vimeo-video' ); } #&gt; &lt;video controls class="wp-video-shortcode {{ classes.join( ' ' ) }}" &lt;# if ( w ) { #&gt;width="{{ w }}"&lt;# } #&gt; &lt;# if ( h ) { #&gt;height="{{ h }}"&lt;# } #&gt; &lt;# if ( ! _.isUndefined( data.model.poster ) &amp;&amp; data.model.poster ) { #&gt; poster="{{ data.model.poster }}"&lt;# } #&gt; preload ="{{ _.isUndefined( data.model.preload ) ? 'metadata' : data.model.preload }}" &lt;# if ( ! _.isUndefined( data.model.autoplay ) &amp;&amp; data.model.autoplay ) { #&gt; autoplay&lt;# } if ( ! _.isUndefined( data.model.loop ) &amp;&amp; data.model.loop ) { #&gt; loop&lt;# } #&gt; &gt; &lt;# if ( ! _.isEmpty( data.model.src ) ) { if ( isYouTube ) { #&gt; &lt;# } else if ( isVimeo ) { #&gt; &lt;# } else { #&gt; &lt;# } } #&gt; &lt;# if ( data.model.mp4 ) { #&gt; &lt;# } #&gt; &lt;# if ( data.model.m4v ) { #&gt; &lt;# } #&gt; &lt;# if ( data.model.webm ) { #&gt; &lt;# } #&gt; &lt;# if ( data.model.ogv ) { #&gt; &lt;# } #&gt; &lt;# if ( data.model.flv ) { #&gt; &lt;# } #&gt; {{{ data.model.content }}} &lt;# if ( ! _.isEmpty( data.model.src ) ) { ext = data.model.src.split('.').pop(); if ( html5types[ ext ] ) { delete html5types[ ext ]; } #&gt; URL Retirer la source vidéo &lt;# } #&gt; &lt;# if ( ! _.isEmpty( data.model.mp4 ) ) { if ( ! _.isUndefined( html5types.mp4 ) ) { delete html5types.mp4; } #&gt; MP4 Retirer la source vidéo &lt;# } #&gt; &lt;# if ( ! _.isEmpty( data.model.m4v ) ) { if ( ! _.isUndefined( html5types.m4v ) ) { delete html5types.m4v; } #&gt; M4V Retirer la source vidéo &lt;# } #&gt; &lt;# if ( ! _.isEmpty( data.model.webm ) ) { if ( ! _.isUndefined( html5types.webm ) ) { delete html5types.webm; } #&gt; WEBM Retirer la source vidéo &lt;# } #&gt; &lt;# if ( ! _.isEmpty( data.model.ogv ) ) { if ( ! _.isUndefined( html5types.ogv ) ) { delete html5types.ogv; } #&gt; OGV Retirer la source vidéo &lt;# } #&gt; &lt;# if ( ! _.isEmpty( data.model.flv ) ) { if ( ! _.isUndefined( html5types.flv ) ) { delete html5types.flv; } #&gt; FLV Retirer la source vidéo &lt;# } #&gt; &lt;# if ( ! _.isEmpty( html5types ) ) { #&gt; Ajoutez des sources alternatives pour une lecture HTML5 optimale &lt;# _.each( html5types, function (mime, type) { #&gt; {{ type }} &lt;# } ) #&gt; &lt;# } #&gt; &lt;# if ( ! _.isEmpty( data.model.poster ) ) { #&gt; Image de couverture Retirer l’image de couverture &lt;# } #&gt; Précharger Automatique Métadonnées Aucun Lecture automatique Répéter &lt;# var content = ''; if ( ! _.isEmpty( data.model.content ) ) { var tracks = jQuery( data.model.content ).filter( 'track' ); _.each( tracks.toArray(), function( track, index ) { content += track.outerHTML; #&gt; Pistes (sous-titres, légendes, descriptions, chapitres ou métadonnées) Les valeurs srclang, label et kind ne peuvent pas être modifiées pour définir la langue et le genre de la piste vidéo. Retirer la piste vidéo &lt;# } ); #&gt; &lt;# } else { #&gt; Pistes (sous-titres, légendes, descriptions, chapitres ou métadonnées) Il n’y a pas de sous-titres associés. &lt;# } #&gt; {{ content }} &lt;# if ( data.attachments.length ) { #&gt; &lt;# _.each( data.attachments, function( attachment, index ) { #&gt; &lt;# if ( attachment.thumbnail ) { #&gt; &lt;# } else { #&gt; &lt;# } #&gt; &lt;# if ( attachment.caption ) { #&gt; {{{ data.verifyHTML( attachment.caption ) }}} &lt;# } #&gt; &lt;# if ( index % data.columns === data.columns - 1 ) { #&gt; &lt;# } #&gt; &lt;# } ); #&gt; &lt;# } else { #&gt; Aucun élément trouvé. &lt;# } #&gt; Prévisualiser En tant qu’icône de navigateur &lt;# print( 'Mon Atelier Pro' ) #&gt; En tant qu’icône d’application Fenêtre modale: ID "{{attrs.id}}" &lt;# const allowedTags = ["a","abbr","acronym","b","blockquote","cite","code","del","em","i","q","s","strike","strong"]; const tag = allowedTags.indexOf( attrs.tag ) &gt;= 0 ? attrs.tag : 'span'; #&gt; &lt;{{{tag}}} class="pum-trigger popmake-{{{attrs.id}}} {{{attrs.classes}}}"&gt;{{{attrs._inner_content}}} &lt;# const allowedTags = ["a","abbr","acronym","b","blockquote","cite","code","del","em","i","q","s","strike","strong"]; const tag = allowedTags.indexOf( attrs.tag ) &gt;= 0 ? attrs.tag : 'span'; #&gt; &lt;{{{tag}}} class="pum-<text:soft-page-break/>close popmake-close &lt;# if (typeof attrs.classes !== 'undefined') print(attrs.classes); #&gt;"&gt;{{{attrs._inner_content}}} Cookie de la fenêtre modale Abonnement forme espace réservé &lt;!-- WooCommerce Tracks --&gt; window.wcTracks = window.wcTracks || {}; window.wcTracks.isEnabled = false; window.wcTracks.validateEvent = function( eventName, props = {} ) { let isValid = true; if ( ! /^(([a-z0-9]+)_){1}([a-z0-9_]+)$/.test( eventName ) ) { if ( false ) { /* eslint-disable no-console */ console.error( `A valid event name must be specified. The event name: "${ eventName }" is not valid.` ); /* eslint-enable no-console */ } isValid = false; } for ( const prop of Object.keys( props ) ) { if ( ! /^[a-z_][a-z0-9_]*$/.test( prop ) ) { if ( false ) { /* eslint-disable no-console */ console.error( `A valid prop name must be specified. The property name: "${ prop }" is not valid.` ); /* eslint-enable no-console */ } isValid = false; } } return isValid; } window.wcTracks.recordEvent = function( name, properties ) { if ( ! window.wcTracks.isEnabled ) { return; } const eventName = 'wcadmin_' + name; let eventProperties = properties || {}; eventProperties = { ...eventProperties, ...{"_via_ua":"Mozilla\/5.0 (X11; Linux x86_64) AppleWebKit\/537.36 (KHTML, like Gecko) Chrome\/128.0.0.0 Safari\/537.36","_via_ip":"77.247.104.124","_lg":"fr-FR,fr;q=0.9,en-US;q=0.8,en;q=0.7","_dr":"https:\/\/www.monatelierpro.fr\/wp-admin\/plugins.php","_dl":"https:\/\/www.monatelierpro.fr\/wp-admin\/admin.php?page=seopress-setup&amp;step=welcome&amp;parent=welcome","url":"https:\/\/www.monatelierpro.fr","blog_lang":"fr_FR","blog_id":null,"products_count":"245","wc_version":"7.3.0"} }; if ( window.wp &amp;&amp; window.wp.hooks &amp;&amp; window.wp.hooks.applyFilters ) { eventProperties = window.wp.hooks.applyFilters( 'woocommerce_tracks_client_event_properties', eventProperties, eventName ); delete( eventProperties._ui ); delete( eventProperties._ut ); } if ( ! window.wcTracks.validateEvent( eventName, eventProperties ) ) { return; } window._tkq = window._tkq || []; window._tkq.push( [ 'recordEvent', eventName, eventProperties ] ); } window.wcTracks.enable = function( callback ) { window.wcTracks.isEnabled = true; var scriptUrl = 'https://stats.wp.com/w.js'; var existingScript = document.querySelector( `script[src="${ scriptUrl }"]` ); if ( existingScript ) { return; } var script = document.createElement('script'); script.src = scriptUrl; document.body.append(script); // Callback after scripts have loaded. script.onload = function() { if ( 'function' === typeof callback ) { callback( true ); } } // Callback triggered if the script fails to load. script.onerror = function() { if ( 'function' === typeof callback ) { callback( false ); } } } Fermez la boite de dialogue La session a expiré Veuillez vous reconnecter. La page de connexion s’ouvrira dans une nouvelle fenêtre. Après connexion, vous pourrez la fermer et revenir à cette page. {{ data.label }} wp.i18n.setLocaleData( { 'text direction\u0004ltr': [ 'ltr' ] } ); ( function( domain, translations ) { var localeData = translations.locale_data[ domain ] || translations.locale_data.messages; localeData[""].domain = domain; wp.i18n.setLocaleData( localeData, domain ); } )( "default", {"translation-revision-date":"2024-08-17 06:59:43+0000","generator":"GlotPress\/4.0.1","domain":"messages","locale_data":{"messages":{"":{"domain":"messages","plural-forms":"nplurals=2; plural=n &gt; 1;","lang":"fr"},"%1$s is deprecated since version %2$s with no alternative available.":["%1$s est obsol\u00e8te depuis la version %2$s, aucune alternative n\u2019est disponible."],"%1$s is deprecated since version %2$s! Use %3$s instead.":["%1$s est obsol\u00e8te depuis la version %2$s\u00a0! Utilisez %3$s \u00e0 la place."],"Expand Main menu":["D\u00e9plier le menu principal"],"Dismiss this notice.":["Ignorer cette notification."],"You are about to permanently delete these items from your site.\nThis action cannot be undone.\n'Cancel' to stop, 'OK' to delete.":["Vous \u00eates en train de supprimer d\u00e9finitivement ces \u00e9l\u00e9ments de votre site.\nCette action ne peut pas \u00eatre annul\u00e9e.\n\u00ab\u00a0Annuler\u00a0\u00bb pour arr\u00eater, \u00ab\u00a0OK\u00a0\u00bb pour supprimer."],"Collapse Main menu":["Replier le menu principal"]}},"comment":{"reference":"wp-admin\/js\/common.js"}} ); var thickboxL10n = {"next":"Suiv.\u00a0&gt;","prev":"&lt;\u00a0Pr\u00e9c.","image":"Image","of":"sur","close":"Fermer","noiframes":"Cette fonctionnalit\u00e9 requiert des iframes. Les iframes sont d\u00e9sactiv\u00e9es sur votre navigateur, ou alors il ne les accepte pas.","loadingAnimation":"https:\/\/www.monatelierpro.fr\/wp-includes\/js\/thickbox\/loadingAnimation.gif"}; var heartbeatSettings = {"nonce":"56997bf4be","interval":"120","minimalInterval":"120"}; ( function( domain, translations ) { var localeData = translations.locale_data[ domain ] || translations.locale_data.messages; localeData[""].domain = domain; wp.i18n.setLocaleData( localeData, domain ); } )( "default", {"translation-revision-date":"2024-07-31 15:00:15+0000","generator":"GlotPress\/4.0.1","domain":"messages","locale_data":{"messages":{"":{"domain":"messages","plural-forms":"nplurals=2; plural=n &gt; 1;","lang":"fr"},"Your session has expired. You can log in again from this page or go to the login page.":["Votre session a expir\u00e9. Vous pouvez vous reconnecter depuis cette page ou aller \u00e0 la page de connexion."]}},"comment":{"reference":"wp-includes\/js\/wp-auth-check.js"}} ); var seopressAjaxToggleFeatures = <text:soft-page-break/>{"seopress_nonce":"0d5a51b1b5","seopress_toggle_features":"https:\/\/www.monatelierpro.fr\/wp-admin\/admin-ajax.php","i18n":"a bien \u00e9t\u00e9 mis \u00e0 jour\u00a0!"}; var seopressAjaxHideNotices = {"seopress_nonce":"4b17497a72","seopress_hide_notices":"https:\/\/www.monatelierpro.fr\/wp-admin\/admin-ajax.php"}; var seopressAjaxNews = {"seopress_nonce":"37b4151e7d","seopress_news":"https:\/\/www.monatelierpro.fr\/wp-admin\/admin-ajax.php"}; var seopressAjaxDisplay = {"seopress_nonce":"2947fc8ab7","seopress_display":"https:\/\/www.monatelierpro.fr\/wp-admin\/admin-ajax.php"}; var seopressAjaxMigrate = {"seopress_aio_migrate":{"seopress_nonce":"f61261e6e5","seopress_aio_migration":"https:\/\/www.monatelierpro.fr\/wp-admin\/admin-ajax.php"},"seopress_yoast_migrate":{"seopress_nonce":"9077ceef8e","seopress_yoast_migration":"https:\/\/www.monatelierpro.fr\/wp-admin\/admin-ajax.php"},"seopress_seo_framework_migrate":{"seopress_nonce":"2437980ead","seopress_seo_framework_migration":"https:\/\/www.monatelierpro.fr\/wp-admin\/admin-ajax.php"},"seopress_rk_migrate":{"seopress_nonce":"ff250297a8","seopress_rk_migration":"https:\/\/www.monatelierpro.fr\/wp-admin\/admin-ajax.php"},"seopress_squirrly_migrate":{"seopress_nonce":"29555a34bc","seopress_squirrly_migration":"https:\/\/www.monatelierpro.fr\/wp-admin\/admin-ajax.php"},"seopress_seo_ultimate_migrate":{"seopress_nonce":"cfcc949051","seopress_seo_ultimate_migration":"https:\/\/www.monatelierpro.fr\/wp-admin\/admin-ajax.php"},"seopress_wp_meta_seo_migrate":{"seopress_nonce":"41bb2d5697","seopress_wp_meta_seo_migration":"https:\/\/www.monatelierpro.fr\/wp-admin\/admin-ajax.php"},"seopress_premium_seo_pack_migrate":{"seopress_nonce":"c5241aca2b","seopress_premium_seo_pack_migration":"https:\/\/www.monatelierpro.fr\/wp-admin\/admin-ajax.php"},"seopress_wpseo_migrate":{"seopress_nonce":"33478c21f0","seopress_wpseo_migration":"https:\/\/www.monatelierpro.fr\/wp-admin\/admin-ajax.php"},"seopress_platinum_seo_migrate":{"seopress_nonce":"6570134348","seopress_platinum_seo_migration":"https:\/\/www.monatelierpro.fr\/wp-admin\/admin-ajax.php"},"seopress_smart_crawl_migrate":{"seopress_nonce":"6c39723fc0","seopress_smart_crawl_migration":"https:\/\/www.monatelierpro.fr\/wp-admin\/admin-ajax.php"},"seopress_seopressor_migrate":{"seopress_nonce":"b7921bffa2","seopress_seopressor_migration":"https:\/\/www.monatelierpro.fr\/wp-admin\/admin-ajax.php"},"seopress_slim_seo_migrate":{"seopress_nonce":"bfde06dcbd","seopress_slim_seo_migration":"https:\/\/www.monatelierpro.fr\/wp-admin\/admin-ajax.php"},"i18n":{"migration":"Migration termin\u00e9e\u00a0!","export":"Exportation termin\u00e9e\u00a0!"}}; var _wpUtilSettings = {"ajax":{"url":"\/wp-admin\/admin-ajax.php"}}; var _wpMediaModelsL10n = {"settings":{"ajaxurl":"\/wp-admin\/admin-ajax.php","post":{"id":0}}}; var pluploadL10n = {"queue_limit_exceeded":"Vous avez tent\u00e9 de t\u00e9l\u00e9verser trop de fichiers \u00e0 la fois.","file_exceeds_size_limit":"%s d\u00e9passe la limite de t\u00e9l\u00e9versement de ce site.","zero_byte_file":"Le fichier est vide. Veuillez en essayer un autre.","invalid_filetype":"D\u00e9sol\u00e9, vous n\u2019avez pas l\u2019autorisation de t\u00e9l\u00e9verser ce type de fichier.","not_an_image":"Ce fichier n\u2019est pas une image. Veuillez en t\u00e9l\u00e9verser un autre.","image_memory_exceeded":"M\u00e9moire d\u00e9pass\u00e9e. Veuillez r\u00e9essayer avec un fichier plus petit.","image_dimensions_exceeded":"Ce fichier est plus grand que la taille maximale. Veuillez en t\u00e9l\u00e9verser un autre.","default_error":"Une erreur s\u2019est produite lors du t\u00e9l\u00e9versement. Veuillez r\u00e9essayer ult\u00e9rieurement.","missing_upload_url":"Il y a une erreur de configuration. Veuillez contacter l\u2019administrateur ou l\u2019administratrice de votre serveur.","upload_limit_exceeded":"Vous ne pouvez t\u00e9l\u00e9verser qu\u2019un fichier.","http_error":"Le serveur a renvoy\u00e9 une r\u00e9ponse inattendue. Cependant, le fichier a peut-\u00eatre \u00e9t\u00e9 bien t\u00e9l\u00e9vers\u00e9. Veuillez v\u00e9rifier dans la m\u00e9diath\u00e8que ou actualiser la page.","http_error_image":"Le serveur ne peut pas traiter l\u2019image. Cela peut se produire si le serveur est occup\u00e9 ou ne dispose pas de suffisamment de ressources pour terminer la t\u00e2che. T\u00e9l\u00e9verser une image plus petite peut aider. La taille maximale sugg\u00e9r\u00e9e est de 2560 pixels.","upload_failed":"Le t\u00e9l\u00e9versement a \u00e9chou\u00e9.","big_upload_failed":"Veuillez essayer de t\u00e9l\u00e9verser ce fichier \u00e0 l\u2019aide de l\u2019%1$soutil de t\u00e9l\u00e9versement%2$s.","big_upload_queued":"%s d\u00e9passe la limite de t\u00e9l\u00e9versement pour l\u2019outil de t\u00e9l\u00e9versement multiple utilis\u00e9 avec votre navigateur.","io_error":"Erreur I\/O (entr\u00e9es-sorties).","security_error":"Erreur de s\u00e9curit\u00e9.","file_cancelled":"Fichier annul\u00e9.","upload_stopped":"T\u00e9l\u00e9versement stopp\u00e9.","dismiss":"Ignorer","crunching":"En cours de traitement\u2026","deleted":"d\u00e9plac\u00e9 dans la corbeille.","error_uploading":"\u00ab\u00a0%s\u00a0\u00bb n\u2019a pas pu \<text:soft-page-break/>u00eatre t\u00e9l\u00e9vers\u00e9.","unsupported_image":"Cette image ne peut pas \u00eatre affich\u00e9e dans un navigateur. Pour un meilleur r\u00e9sultat, convertissez-la en JPEG avant de la t\u00e9l\u00e9verser.","noneditable_image":"Cette image ne peut pas \u00eatre trait\u00e9e par le serveur web. Convertissez-la en JPEG ou PNG avant de la t\u00e9l\u00e9verser.","file_url_copied":"L\u2019URL du fichier a \u00e9t\u00e9 copi\u00e9e dans votre presse-papier"}; var _wpPluploadSettings = {"defaults":{"file_data_name":"async-upload","url":"\/wp-admin\/async-upload.php","filters":{"max_file_size":"134217728b","mime_types":[{"extensions":"jpg,jpeg,jpe,gif,png,bmp,tiff,tif,webp,avif,ico,heic,asf,asx,wmv,wmx,wm,avi,divx,flv,mov,qt,mpeg,mpg,mpe,mp4,m4v,ogv,webm,mkv,3gp,3gpp,3g2,3gp2,txt,asc,c,cc,h,srt,csv,tsv,ics,rtx,css,htm,html,vtt,dfxp,mp3,m4a,m4b,aac,ra,ram,wav,ogg,oga,flac,mid,midi,wma,wax,mka,rtf,js,pdf,class,tar,zip,gz,gzip,rar,7z,psd,xcf,doc,pot,pps,ppt,wri,xla,xls,xlt,xlw,mdb,mpp,docx,docm,dotx,dotm,xlsx,xlsm,xlsb,xltx,xltm,xlam,pptx,pptm,ppsx,ppsm,potx,potm,ppam,sldx,sldm,onetoc,onetoc2,onetmp,onepkg,oxps,xps,odt,odp,ods,odg,odc,odb,odf,wp,wpd,key,numbers,pages,svg,svgz,ttf,otf,welaunch"}]},"heic_upload_error":true,"multipart_params":{"action":"upload-attachment","_wpnonce":"672ffd5bdc"}},"browser":{"mobile":false,"supported":true},"limitExceeded":false}; var mejsL10n = {"language":"fr","strings":{"mejs.download-file":"T\u00e9l\u00e9charger le fichier","mejs.install-flash":"Vous utilisez un navigateur qui n\u2019a pas le lecteur Flash activ\u00e9 ou install\u00e9. Veuillez activer votre extension Flash ou t\u00e9l\u00e9charger la derni\u00e8re version \u00e0 partir de cette adresse\u00a0: https:\/\/get.adobe.com\/flashplayer\/","mejs.fullscreen":"Plein \u00e9cran","mejs.play":"Lecture","mejs.pause":"Pause","mejs.time-slider":"Curseur de temps","mejs.time-help-text":"Utilisez les fl\u00e8ches droite\/gauche pour avancer d\u2019une seconde, haut\/bas pour avancer de dix secondes.","mejs.live-broadcast":"\u00c9mission en direct","mejs.volume-help-text":"Utilisez les fl\u00e8ches haut\/bas pour augmenter ou diminuer le volume.","mejs.unmute":"R\u00e9activer le son","mejs.mute":"Muet","mejs.volume-slider":"Curseur de volume","mejs.video-player":"Lecteur vid\u00e9o","mejs.audio-player":"Lecteur audio","mejs.captions-subtitles":"L\u00e9gendes\/Sous-titres","mejs.captions-chapters":"Chapitres","mejs.none":"Aucun","mejs.afrikaans":"Afrikaans","mejs.albanian":"Albanais","mejs.arabic":"Arabe","mejs.belarusian":"Bi\u00e9lorusse","mejs.bulgarian":"Bulgare","mejs.catalan":"Catalan","mejs.chinese":"Chinois","mejs.chinese-simplified":"Chinois (simplifi\u00e9)","mejs.chinese-traditional":"Chinois (traditionnel)","mejs.croatian":"Croate","mejs.czech":"Tch\u00e8que","mejs.danish":"Danois","mejs.dutch":"N\u00e9erlandais","mejs.english":"Anglais","mejs.estonian":"Estonien","mejs.filipino":"Filipino","mejs.finnish":"Finnois","mejs.french":"Fran\u00e7ais","mejs.galician":"Galicien","mejs.german":"Allemand","mejs.greek":"Grec","mejs.haitian-creole":"Cr\u00e9ole ha\u00eftien","mejs.hebrew":"H\u00e9breu","mejs.hindi":"Hindi","mejs.hungarian":"Hongrois","mejs.icelandic":"Islandais","mejs.indonesian":"Indon\u00e9sien","mejs.irish":"Irlandais","mejs.italian":"Italien","mejs.japanese":"Japonais","mejs.korean":"Cor\u00e9en","mejs.latvian":"Letton","mejs.lithuanian":"Lituanien","mejs.macedonian":"Mac\u00e9donien","mejs.malay":"Malais","mejs.maltese":"Maltais","mejs.norwegian":"Norv\u00e9gien","mejs.persian":"Perse","mejs.polish":"Polonais","mejs.portuguese":"Portugais","mejs.romanian":"Roumain","mejs.russian":"Russe","mejs.serbian":"Serbe","mejs.slovak":"Slovaque","mejs.slovenian":"Slov\u00e9nien","mejs.spanish":"Espagnol","mejs.swahili":"Swahili","mejs.swedish":"Su\u00e9dois","mejs.tagalog":"Tagalog","mejs.thai":"Thai","mejs.turkish":"Turc","mejs.ukrainian":"Ukrainien","mejs.vietnamese":"Vietnamien","mejs.welsh":"Ga\u00e9lique","mejs.yiddish":"Yiddish"}}; var _wpmejsSettings = {"pluginPath":"\/wp-includes\/js\/mediaelement\/","classPrefix":"mejs-","stretching":"responsive","audioShortcodeLibrary":"mediaelement","videoShortcodeLibrary":"mediaelement"}; var wpApiSettings = {"root":"https:\/\/www.monatelierpro.fr\/wp-json\/","nonce":"3d74a996ca","versionString":"wp\/v2\/"}; ( function( domain, translations ) { var localeData = translations.locale_data[ domain ] || translations.locale_data.messages; localeData[""].domain = domain; wp.i18n.setLocaleData( localeData, domain ); } )( "default", {"translation-revision-date":"2024-07-31 15:00:15+0000","generator":"GlotPress\/4.0.1","domain":"messages","locale_data":{"messages":{"":{"domain":"messages","plural-forms":"nplurals=2; plural=n &gt; 1;","lang":"fr"},"Notifications":["Notifications"]}},"comment":{"reference":"wp-includes\/js\/dist\/a11y.js"}} ); var _wpMediaViewsL10n = {"mediaFrameDefaultTitle":"M\u00e9dias","url":"URL","addMedia":"Ajouter un m\u00e9dia","search":"Rechercher","select":"S\u00e9lectionner","cancel":"Annuler","update":"Mettre \u00e0 jour","replace":"Remplacer","remove":"Retirer","back":"Retour","selected":"%d s\<text:soft-page-break/>u00e9lection(s)","dragInfo":"Glissez-d\u00e9posez les m\u00e9dias pour les r\u00e9organiser.","uploadFilesTitle":"T\u00e9l\u00e9verser des fichiers","uploadImagesTitle":"T\u00e9l\u00e9verser des images","mediaLibraryTitle":"M\u00e9diath\u00e8que","insertMediaTitle":"Ajouter un m\u00e9dia","createNewGallery":"Cr\u00e9er une nouvelle galerie","createNewPlaylist":"Cr\u00e9er une nouvelle liste de lecture","createNewVideoPlaylist":"Cr\u00e9er une nouvelle liste de lecture vid\u00e9o","returnToLibrary":"\u2190 Aller \u00e0 la m\u00e9diath\u00e8que","allMediaItems":"Tous les m\u00e9dias","allDates":"Toutes les dates","noItemsFound":"Aucun \u00e9l\u00e9ment trouv\u00e9.","insertIntoPost":"Ins\u00e9rer dans la publication","unattached":"Non attach\u00e9s","mine":"Les miens","trash":"Corbeille","uploadedToThisPost":"T\u00e9l\u00e9vers\u00e9s sur cette publication","warnDelete":"Vous \u00eates en train de supprimer d\u00e9finitivement cet \u00e9l\u00e9ment de votre site.\nCette action ne peut pas \u00eatre annul\u00e9e.\n\u00ab\u00a0Annuler\u00a0\u00bb pour arr\u00eater, \u00ab\u00a0OK\u00a0\u00bb pour supprimer.","warnBulkDelete":"Vous \u00eates en train de supprimer d\u00e9finitivement ces \u00e9l\u00e9ments de votre site.\nCette action ne peut pas \u00eatre annul\u00e9e.\n\u00ab\u00a0Annuler\u00a0\u00bb pour arr\u00eater, \u00ab\u00a0OK\u00a0\u00bb pour supprimer.","warnBulkTrash":"Vous \u00eates sur le point de mettre ces \u00e9l\u00e9ments \u00e0 la corbeille.\n\u00ab\u00a0Annuler\u00a0\u00bb pour arr\u00eater, \u00ab\u00a0OK\u00a0\u00bb pour supprimer.","bulkSelect":"S\u00e9lection group\u00e9e","trashSelected":"Mettre \u00e0 la corbeille","restoreSelected":"Restaurer depuis la corbeille","deletePermanently":"Supprimer d\u00e9finitivement","errorDeleting":"Erreur lors de la suppression du fichier joint.","apply":"Appliquer","filterByDate":"Filtrer par date","filterByType":"Filtrer par type","searchLabel":"Rechercher des m\u00e9dias","searchMediaLabel":"Rechercher des m\u00e9dias","searchMediaPlaceholder":"Rechercher des m\u00e9dias\u2026","mediaFound":"Nombre d\u2019\u00e9l\u00e9ments m\u00e9dia trouv\u00e9s\u00a0: %d","noMedia":"Aucun m\u00e9dia n\u2019a \u00e9t\u00e9 trouv\u00e9.","noMediaTryNewSearch":"Aucun \u00e9l\u00e9ment m\u00e9dia trouv\u00e9. Essayez une recherche diff\u00e9rente.","attachmentDetails":"D\u00e9tails du fichier joint","insertFromUrlTitle":"Ins\u00e9rer \u00e0 partir d\u2019une URL","setFeaturedImageTitle":"Image mise en avant","setFeaturedImage":"D\u00e9finir l\u2019image mise en avant","createGalleryTitle":"Cr\u00e9er une galerie","editGalleryTitle":"Modifier la galerie","cancelGalleryTitle":"\u2190 Annuler la galerie","insertGallery":"Ins\u00e9rer la galerie","updateGallery":"Mettre \u00e0 jour la galerie","addToGallery":"Ajouter \u00e0 la galerie","addToGalleryTitle":"Ajouter \u00e0 la galerie","reverseOrder":"Inverser l\u2019ordre","imageDetailsTitle":"D\u00e9tails de l\u2019image","imageReplaceTitle":"Remplacer l\u2019image","imageDetailsCancel":"Annuler la modification","editImage":"Modifier l\u2019image","chooseImage":"Choisir une image","selectAndCrop":"S\u00e9lectionner et recadrer","skipCropping":"Pas de recadrage","cropImage":"Recadrer l\u2019image","cropYourImage":"Recadrer votre image","cropping":"Recadrage\u2026","suggestedDimensions":"Dimensions sugg\u00e9r\u00e9es de l\u2019image\u00a0: %1$s par %2$s pixels.","cropError":"Une erreur est survenue lors du recadrage de votre image.","audioDetailsTitle":"D\u00e9tails du son","audioReplaceTitle":"Remplacer le son","audioAddSourceTitle":"Ajouter une source audio","audioDetailsCancel":"Annuler la modification","videoDetailsTitle":"D\u00e9tails de la vid\u00e9o","videoReplaceTitle":"Remplacer la vid\u00e9o","videoAddSourceTitle":"Ajouter une source vid\u00e9o","videoDetailsCancel":"Annuler la modification","videoSelectPosterImageTitle":"S\u00e9lectionner une image de couverture","videoAddTrackTitle":"Ajouter des sous-titres","playlistDragInfo":"Glisser-d\u00e9poser pour r\u00e9organiser les pistes.","createPlaylistTitle":"Cr\u00e9er une liste de lecture audio","editPlaylistTitle":"Modifier la liste de lecture","cancelPlaylistTitle":"\u2190 Annuler la liste de lecture","insertPlaylist":"Ins\u00e9rer une liste de lecture","updatePlaylist":"Mettre \u00e0 jour la liste de lecture","addToPlaylist":"Ajouter \u00e0 la liste de lecture","addToPlaylistTitle":"Ajouter \u00e0 la liste de lecture","videoPlaylistDragInfo":"Glisser-d\u00e9poser pour r\u00e9organiser les vid\u00e9os.","createVideoPlaylistTitle":"Cr\u00e9er une liste de lecture vid\u00e9o","editVideoPlaylistTitle":"Modifier la liste de lecture vid\u00e9o","cancelVideoPlaylistTitle":"\u2190 Annuler la liste de lecture vid\u00e9o","insertVideoPlaylist":"Ins\u00e9rer une liste de lecture vid\u00e9o","updateVideoPlaylist":"Mettre \u00e0 jour la liste de lecture vid\u00e9o","addToVideoPlaylist":"Ajouter \u00e0 la liste de lecture vid\u00e9o","addToVideoPlaylistTitle":"Ajouter \u00e0 la liste de lecture vid\u00e9o","filterAttachments":"Filtrer les m\u00e9dias","attachmentsList":"Liste des m\u00e9dias","settings":{"tabs":[],"tabUrl":"https:\/\/www.monatelierpro.fr\/wp-admin\/media-upload.php?chromeless=1","mimeTypes":{"image":"Images","audio":"Sons","video":"Vid\<text:soft-page-break/>u00e9os","application\/msword,application\/vnd.openxmlformats-officedocument.wordprocessingml.document,application\/vnd.ms-word.document.macroEnabled.12,application\/vnd.ms-word.template.macroEnabled.12,application\/vnd.oasis.opendocument.text,application\/vnd.apple.pages,application\/pdf,application\/vnd.ms-xpsdocument,application\/oxps,application\/rtf,application\/wordperfect,application\/octet-stream":"Documents","application\/vnd.apple.numbers,application\/vnd.oasis.opendocument.spreadsheet,application\/vnd.ms-excel,application\/vnd.openxmlformats-officedocument.spreadsheetml.sheet,application\/vnd.ms-excel.sheet.macroEnabled.12,application\/vnd.ms-excel.sheet.binary.macroEnabled.12":"Feuilles\u00a0de\u00a0calcul","application\/x-gzip,application\/rar,application\/x-tar,application\/zip,application\/x-7z-compressed":"Archives"},"captions":true,"nonce":{"sendToEditor":"3b62c8ccba","setAttachmentThumbnail":"30f54a59fe"},"post":{"id":0},"defaultProps":{"link":"none","align":"","size":""},"attachmentCounts":{"audio":1,"video":1},"oEmbedProxyUrl":"https:\/\/www.monatelierpro.fr\/wp-json\/oembed\/1.0\/proxy","embedExts":["mp3","ogg","flac","m4a","wav","mp4","m4v","webm","ogv","flv"],"embedMimes":{"mp3":"audio\/mpeg","ogg":"audio\/ogg","flac":"audio\/flac","m4a":"audio\/mpeg","wav":"audio\/wav","mp4":"video\/mp4","m4v":"video\/mp4","webm":"video\/webm","ogv":"video\/ogg","flv":"video\/x-flv"},"contentWidth":1020,"months":[{"year":"2024","month":"9","text":"septembre 2024"},{"year":"2024","month":"8","text":"ao\u00fbt 2024"},{"year":"2024","month":"7","text":"juillet 2024"},{"year":"2024","month":"6","text":"juin 2024"},{"year":"2024","month":"4","text":"avril 2024"},{"year":"2024","month":"3","text":"mars 2024"},{"year":"2024","month":"2","text":"f\u00e9vrier 2024"},{"year":"2024","month":"1","text":"janvier 2024"},{"year":"2023","month":"12","text":"d\u00e9cembre 2023"},{"year":"2023","month":"11","text":"novembre 2023"},{"year":"2023","month":"10","text":"octobre 2023"},{"year":"2023","month":"9","text":"septembre 2023"},{"year":"2023","month":"8","text":"ao\u00fbt 2023"},{"year":"2023","month":"7","text":"juillet 2023"},{"year":"2023","month":"6","text":"juin 2023"},{"year":"2023","month":"3","text":"mars 2023"},{"year":"2023","month":"2","text":"f\u00e9vrier 2023"},{"year":"2023","month":"1","text":"janvier 2023"},{"year":"2022","month":"12","text":"d\u00e9cembre 2022"},{"year":"2022","month":"11","text":"novembre 2022"},{"year":"2022","month":"10","text":"octobre 2022"},{"year":"2022","month":"7","text":"juillet 2022"},{"year":"2022","month":"5","text":"mai 2022"},{"year":"2022","month":"4","text":"avril 2022"},{"year":"2022","month":"3","text":"mars 2022"},{"year":"2022","month":"2","text":"f\u00e9vrier 2022"},{"year":"2021","month":"12","text":"d\u00e9cembre 2021"},{"year":"2021","month":"4","text":"avril 2021"},{"year":"2021","month":"3","text":"mars 2021"},{"year":"2021","month":"2","text":"f\u00e9vrier 2021"},{"year":"2021","month":"1","text":"janvier 2021"},{"year":"2020","month":"12","text":"d\u00e9cembre 2020"},{"year":"2020","month":"11","text":"novembre 2020"},{"year":"2020","month":"10","text":"octobre 2020"},{"year":"2020","month":"9","text":"septembre 2020"},{"year":"2020","month":"8","text":"ao\u00fbt 2020"},{"year":"2020","month":"7","text":"juillet 2020"},{"year":"2020","month":"6","text":"juin 2020"},{"year":"2020","month":"5","text":"mai 2020"},{"year":"2020","month":"4","text":"avril 2020"},{"year":"2020","month":"3","text":"mars 2020"},{"year":"2020","month":"1","text":"janvier 2020"},{"year":"2019","month":"12","text":"d\u00e9cembre 2019"}],"mediaTrash":0,"infiniteScrolling":0}}; ( function( domain, translations ) { var localeData = translations.locale_data[ domain ] || translations.locale_data.messages; localeData[""].domain = domain; wp.i18n.setLocaleData( localeData, domain ); } )( "default", {"translation-revision-date":"2024-07-31 15:00:15+0000","generator":"GlotPress\/4.0.1","domain":"messages","locale_data":{"messages":{"":{"domain":"messages","plural-forms":"nplurals=2; plural=n &gt; 1;","lang":"fr"},"Showing %1$s of %2$s media items":["Affichage de %1$s m\u00e9dias sur %2$s"],"Jump to first loaded item":["Aller au premier \u00e9l\u00e9ment charg\u00e9"],"Load more":["Charger la suite"],"Number of media items displayed: %d. Click load more for more results.":["Nombre de m\u00e9dias affich\u00e9s\u00a0: %d. Cliquer sur \u00ab\u00a0en afficher plus\u00a0\u00bb pour charger plus de r\u00e9sultats."],"The file URL has been copied to your clipboard":["L\u2019URL du fichier a \u00e9t\u00e9 copi\u00e9e dans votre presse-papier"],"%s item selected":["%s \u00e9l\u00e9ment s\u00e9lectionn\u00e9","%s \u00e9l\u00e9ments s\u00e9lectionn\u00e9s"],"Number of media items displayed: %d. Scroll the page for more results.":["Nombre d\u2019\u00e9l\u00e9ments m\u00e9dia affich\u00e9s\u00a0: %d. Fa\u00eetes d\u00e9filer la page pour plus de r\u00e9sultats."]}},"comment":{"reference":"wp-includes\/js\/media-views.js"}} ); ( function( domain, translations ) { var localeData = translations.locale_data[ domain ] || <text:soft-page-break/>translations.locale_data.messages; localeData[""].domain = domain; wp.i18n.setLocaleData( localeData, domain ); } )( "default", {"translation-revision-date":"2024-07-31 15:00:15+0000","generator":"GlotPress\/4.0.1","domain":"messages","locale_data":{"messages":{"":{"domain":"messages","plural-forms":"nplurals=2; plural=n &gt; 1;","lang":"fr"},"Could not set that as the thumbnail image. Try a different attachment.":["Impossible de s\u2019en servir comme miniature. Essayez un autre fichier joint."]}},"comment":{"reference":"wp-includes\/js\/media-editor.js"}} ); var mceViewL10n = {"shortcodes":["wp_caption","caption","gallery","playlist","audio","video","embed","wcct_current_time","wcct_current_date","wcct_today","wcct_current_day","wcct_wcct_countdown_timer_admin","wcct_price_html","wcct_sale_price","wcct_regular_price","wcct_campaign_coupon_name","wcct_campaign_coupon_value","wcct_custom_countdown_timer","wcsag_category","wcsag_iframe","wcsag_summary","wcsag_reviews","wcsag_footer","burst-most-visited","contact-form-7","contact-form","site_url","site_url_secure","ux_current_year","col","col_inner","col_inner_1","col_inner_2","row","row_inner","row_inner_1","row_inner_2","background","section","section_inner","text_box","ux_slider","ux_banner","ux_banner_grid","col_grid","accordion","accordion-item","tabgroup","tabgroup_vertical","tab","gap","featured_box","ux_sidebar","button","facebook_login_button","phone","header_button","video_button","share","follow","title","divider","lightbox","blog_posts","map","testimonial","team_member","message_box","search","ux_html","logo","ux_image","ux_image_box","ux_menu_link","ux_menu_title","ux_menu","ux_price_table","bullet_item","scroll_to","ux_pages","ux_gallery","ux_hotspot","page_header","ux_instagram_feed","ux_countdown","ux_video","ux_nav","ux_payment_icons","ux_stack","ux_stack_inner","ux_stack_inner_1","ux_stack_inner_2","ux_stack_inner_4","ux_stack_inner_5","ux_stack_inner_6","ux_stack_inner_7","ux_stack_inner_8","ux_stack_inner_9","ux_text","ux_bestseller_products","ux_featured_products","ux_sale_products","ux_latest_products","ux_custom_products","product_lookbook","products_pinterest_style","ux_products","ux_products_list","ux_product_flip","ux_product_categories","ux_product_categories_grid","ux_product_gallery","ux_product_title","ux_product_rating","ux_product_hook","ux_product_price","ux_product_excerpt","ux_product_description","ux_product_add_to_cart","ux_product_meta","ux_product_tabs","ux_product_upsell","ux_product_related","ux_product_breadcrumbs","ux_product_next_prev_nav","block","woocommerce_single_variations","product","product_page","product_category","product_categories","add_to_cart","add_to_cart_url","products","recent_products","sale_products","best_selling_products","top_rated_products","featured_products","product_attribute","related_products","shop_messages","woocommerce_order_tracking","woocommerce_cart","woocommerce_checkout","woocommerce_my_account","woocommerce_messages","mpdfbutton","popup","popup_trigger","popup_close","popup_cookie","pum_sub_form","table","table-info"]}; ( function( domain, translations ) { var localeData = translations.locale_data[ domain ] || translations.locale_data.messages; localeData[""].domain = domain; wp.i18n.setLocaleData( localeData, domain ); } )( "default", {"translation-revision-date":"2024-08-17 06:59:43+0000","generator":"GlotPress\/4.0.1","domain":"messages","locale_data":{"messages":{"":{"domain":"messages","plural-forms":"nplurals=2; plural=n &gt; 1;","lang":"fr"},"Selected crop ratio exceeds the boundaries of the image. Try a different ratio.":["Le ratio de recadrage s\u00e9lectionn\u00e9 d\u00e9passe les limites de l\u2019image. Essayez un ratio diff\u00e9rent."],"Could not load the preview image.":["Impossible de charger l\u2019image de pr\u00e9visualisation."],"Could not load the preview image. Please reload the page and try again.":["Impossible de charger l\u2019image de pr\u00e9visualisation. Veuillez recharger la page et r\u00e9essayer."],"Image updated.":["Image mise \u00e0 jour."]}},"comment":{"reference":"wp-admin\/js\/image-edit.js"}} ); var imagifybeatSettings = {"nonce":"60e2a31104"}; var imagifyModal = {"imagifybeatID":"imagify_library_optimization_status"}; var dismissible_notice = {"nonce":"8aebc08184"}; moment.updateLocale( 'fr_FR', {"months":["janvier","f\u00e9vrier","mars","avril","mai","juin","juillet","ao\u00fbt","septembre","octobre","novembre","d\u00e9cembre"],"monthsShort":["Jan","F\u00e9v","Mar","Avr","Mai","Juin","Juil","Ao\u00fbt","Sep","Oct","Nov","D\u00e9c"],"weekdays":["dimanche","lundi","mardi","mercredi","jeudi","vendredi","samedi"],"weekdaysShort":["dim","lun","mar","mer","jeu","ven","sam"],"week":{"dow":1},"longDateFormat":{"LT":"G \\h i \\m\\i\\n","LTS":null,"L":null,"LL":"j F Y","LLL":"d F Y G\\hi","LLLL":null}} ); wp.date.setSettings( {"l10n":{"locale":"fr_FR","months":["janvier","f\u00e9vrier","mars","avril","mai","juin","juillet","ao\u00fbt","septembre","octobre","novembre","d\u00e9cembre"],"monthsShort":["Jan","F\u00e9v","Mar","Avr","Mai","Juin","Juil","Ao\u00fbt","Sep","Oct","Nov","D\u00e9c"],"weekdays":["dimanche","lundi","mardi","mercredi","jeudi","vendredi","samedi"],"weekdaysShort":["dim","lun","mar","mer","jeu","ven","sam"],"meridiem":{"am":"am","pm":"pm","AM":"AM","PM":"PM"},"relative":{"future":"Dans %s","past":"il y a %s","s":"une seconde","ss":"%d secondes","m":"une minute","mm":"%d minutes","h":"une <text:soft-page-break/>heure","hh":"%d heures","d":"un jour","dd":"%d jours","M":"un mois","MM":"%d mois","y":"une ann\u00e9e","yy":"%d\u00a0ans"},"startOfWeek":1},"formats":{"time":"G \\h i \\m\\i\\n","date":"j F Y","datetime":"d F Y G\\hi","datetimeAbbreviated":"d F Y G\\hi"},"timezone":{"offset":2,"offsetFormatted":"2","string":"Europe\/Paris","abbr":"CEST"}} ); var flatsomePanelOptions = {"errorMessage":"Sorry, an error occurred while accessing the API."}; var rocket_option_export = {"rest_url_option_export":"https:\/\/www.monatelierpro.fr\/wp-admin\/admin-post.php?action=rocket_export&amp;_wpnonce=e2750fb8f0"}; jQuery(function(jQuery){jQuery.datepicker.setDefaults({"closeText":"Fermer","currentText":"Aujourd\u2019hui","monthNames":["janvier","f\u00e9vrier","mars","avril","mai","juin","juillet","ao\u00fbt","septembre","octobre","novembre","d\u00e9cembre"],"monthNamesShort":["Jan","F\u00e9v","Mar","Avr","Mai","Juin","Juil","Ao\u00fbt","Sep","Oct","Nov","D\u00e9c"],"nextText":"Suivant","prevText":"Pr\u00e9c\u00e9dent","dayNames":["dimanche","lundi","mardi","mercredi","jeudi","vendredi","samedi"],"dayNamesShort":["dim","lun","mar","mer","jeu","ven","sam"],"dayNamesMin":["D","L","M","M","J","V","S"],"dateFormat":"d MM yy","firstDay":1,"isRTL":false});}); var woocommerce_single_variations_options = {"ajax_url":"https:\/\/www.monatelierpro.fr\/wp-admin\/admin-ajax.php"}; WebFont.load({google:{families:['Lato:700,400:cyrillic,cyrillic-ext,devanagari,greek,greek-ext,khmer,latin,latin-ext,vietnamese,hebrew,arabic,bengali,gujarati,tamil,telugu,thai', 'Dancing Script:400:cyrillic,cyrillic-ext,devanagari,greek,greek-ext,khmer,latin,latin-ext,vietnamese,hebrew,arabic,bengali,gujarati,tamil,telugu,thai']}}); var wc_swatches_params = {"placeholder_img_src":"https:\/\/www.monatelierpro.fr\/wp-content\/plugins\/woocommerce\/assets\/images\/placeholder.png"}; var cmb2_l10 = {"fields":[],"ajax_nonce":"857572d5ea","ajaxurl":"https:\/\/www.monatelierpro.fr\/wp-admin\/admin-ajax.php","script_debug":"","up_arrow_class":"dashicons dashicons-arrow-up-alt2","down_arrow_class":"dashicons dashicons-arrow-down-alt2","user_can_richedit":"1","defaults":{"code_editor":false,"color_picker":false,"date_picker":{"changeMonth":true,"changeYear":true,"dateFormat":"mm\/dd\/yy","dayNames":["Sunday"," Monday"," Tuesday"," Wednesday"," Thursday"," Friday"," Saturday"],"dayNamesMin":["Su"," Mo"," Tu"," We"," Th"," Fr"," Sa"],"dayNamesShort":["Sun"," Mon"," Tue"," Wed"," Thu"," Fri"," Sat"],"monthNames":["January"," February"," March"," April"," May"," June"," July"," August"," September"," October"," November"," December"],"monthNamesShort":["Jan"," Feb"," Mar"," Apr"," May"," Jun"," Jul"," Aug"," Sep"," Oct"," Nov"," Dec"],"nextText":"Next","prevText":"Prev","currentText":"Today","closeText":"Done","clearText":"Clear"},"time_picker":{"timeOnlyTitle":"Choose Time","timeText":"Time","hourText":"Hour","minuteText":"Minute","secondText":"Second","currentText":"Now","closeText":"Done","timeFormat":"hh:mm TT","controlType":"select","stepMinute":5}},"strings":{"upload_file":"Use this file","upload_files":"Use these files","remove_image":"Remove Image","remove_file":"Remove","file":"File:","download":"Download","check_toggle":"Select \/ Deselect All"}}; &lt;!-- wpwrap --&gt; if(typeof wpOnload==='function')wpOnload();</text:p>
          </table:table-cell>
        </table:table-row>
      </table:table>
      <text:p text:style-name="P62"/>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DejaVu Sans Mono', monospac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lack-Lato" svg:font-family="Slack-Lato, Slack-Fractions, appleLogo, sans-serif"/>
    <style:font-face style:name="apple-system" svg:font-family="apple-system, BlinkMacSystemFont, 'Segoe UI', Roboto, Oxygen-Sans, Ubuntu, Cantarell, 'Helvetica Neue', sans-serif"/>
    <style:font-face style:name="apple-system1" svg:font-family="apple-system, system-ui, BlinkMacSystemFont,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style:text-underline-style="solid" style:text-underline-width="auto" style:text-underline-color="font-color"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3T02:41:05.182380332</meta:creation-date>
    <dc:date>2024-09-16T15:41:01.965200089</dc:date>
    <meta:editing-duration>PT12H18M42S</meta:editing-duration>
    <meta:editing-cycles>72</meta:editing-cycles>
    <meta:generator>LibreOffice/7.3.7.2$Linux_X86_64 LibreOffice_project/30$Build-2</meta:generator>
    <meta:document-statistic meta:table-count="8" meta:image-count="0" meta:object-count="0" meta:page-count="25" meta:paragraph-count="177" meta:word-count="7799" meta:character-count="81318" meta:non-whitespace-character-count="73596"/>
  </office:meta>
</office:document-meta>
</file>